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text-properties fo:font-weight="normal" officeooo:paragraph-rsid="0053cac4"/>
    </style:style>
    <style:style style:name="P42" style:family="paragraph" style:parent-style-name="Standard">
      <style:text-properties fo:font-weight="normal" officeooo:paragraph-rsid="0057c8c3"/>
    </style:style>
    <style:style style:name="P43" style:family="paragraph" style:parent-style-name="Standard">
      <style:paragraph-properties style:line-height-at-least="0.423cm"/>
      <style:text-properties fo:color="#000000" style:font-name="Droid Sans Mono" fo:font-size="9pt" fo:font-weight="normal" fo:background-color="#fffffe"/>
    </style:style>
    <style:style style:name="P44"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5"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6"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7"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fo:background-color="#fffffe"/>
    </style:style>
    <style:style style:name="P71" style:family="paragraph" style:parent-style-name="Standard">
      <style:paragraph-properties style:line-height-at-least="0.423cm"/>
      <style:text-properties fo:color="#000000" officeooo:paragraph-rsid="000e3aab" fo:background-color="#fffffe"/>
    </style:style>
    <style:style style:name="P72"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1"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32"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33"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34"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35"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36"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37"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38"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39"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40"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41"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42"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43"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44"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45"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46"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47"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181" style:family="paragraph" style:parent-style-name="Standard" style:list-style-name="L1">
      <style:text-properties officeooo:rsid="000b74d4" officeooo:paragraph-rsid="000b74d4"/>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style:style>
    <style:style style:name="P241"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53cac4"/>
    </style:style>
    <style:style style:name="T7" style:family="text">
      <style:text-properties fo:font-weight="bold" officeooo:rsid="005a2d37"/>
    </style:style>
    <style:style style:name="T8" style:family="text">
      <style:text-properties fo:font-weight="bold" officeooo:rsid="005b38c6"/>
    </style:style>
    <style:style style:name="T9" style:family="text">
      <style:text-properties fo:font-weight="bold" fo:background-color="#fffffe" loext:char-shading-value="0" style:font-weight-asian="bold" style:font-weight-complex="bold"/>
    </style:style>
    <style:style style:name="T10" style:family="text">
      <style:text-properties fo:font-weight="bold" officeooo:rsid="0053cac4" fo:background-color="#fffffe" loext:char-shading-value="0" style:font-weight-asian="bold" style:font-weight-complex="bold"/>
    </style:style>
    <style:style style:name="T11" style:family="text">
      <style:text-properties fo:font-weight="bold" officeooo:rsid="005e46fa" fo:background-color="#fffffe" loext:char-shading-value="0" style:font-weight-asian="bold" style:font-weight-complex="bold"/>
    </style:style>
    <style:style style:name="T12" style:family="text">
      <style:text-properties fo:font-weight="bold" officeooo:rsid="0072e4da" fo:background-color="#fffffe" loext:char-shading-value="0" style:font-weight-asian="bold" style:font-weight-complex="bold"/>
    </style:style>
    <style:style style:name="T13" style:family="text">
      <style:text-properties fo:font-weight="bold" officeooo:rsid="00898943" fo:background-color="#fffffe" loext:char-shading-value="0" style:font-weight-asian="bold" style:font-weight-complex="bold"/>
    </style:style>
    <style:style style:name="T14" style:family="text">
      <style:text-properties fo:font-weight="bold" officeooo:rsid="0062fab2"/>
    </style:style>
    <style:style style:name="T15" style:family="text">
      <style:text-properties fo:font-weight="bold" officeooo:rsid="00666e8e"/>
    </style:style>
    <style:style style:name="T16" style:family="text">
      <style:text-properties fo:font-weight="bold" officeooo:rsid="0072e4da"/>
    </style:style>
    <style:style style:name="T17" style:family="text">
      <style:text-properties style:font-name="Droid Sans Mono" fo:font-size="9pt" fo:font-weight="normal"/>
    </style:style>
    <style:style style:name="T18" style:family="text">
      <style:text-properties fo:color="#a31515" style:font-name="Droid Sans Mono" fo:font-size="9pt" fo:font-weight="normal"/>
    </style:style>
    <style:style style:name="T19" style:family="text">
      <style:text-properties fo:color="#0451a5" style:font-name="Droid Sans Mono" fo:font-size="9pt" fo:font-weight="normal"/>
    </style:style>
    <style:style style:name="T20" style:family="text">
      <style:text-properties fo:color="#0451a5" style:font-name="Droid Sans Mono" fo:font-size="9pt" fo:font-weight="normal" officeooo:rsid="000e3aab"/>
    </style:style>
    <style:style style:name="T21" style:family="text">
      <style:text-properties fo:color="#09885a" style:font-name="Droid Sans Mono" fo:font-size="9pt" fo:font-weight="normal"/>
    </style:style>
    <style:style style:name="T22" style:family="text">
      <style:text-properties officeooo:rsid="000e3aab"/>
    </style:style>
    <style:style style:name="T23" style:family="text">
      <style:text-properties officeooo:rsid="000ed9f7"/>
    </style:style>
    <style:style style:name="T24" style:family="text">
      <style:text-properties fo:font-weight="normal"/>
    </style:style>
    <style:style style:name="T25" style:family="text">
      <style:text-properties fo:font-weight="normal" officeooo:rsid="0010766e" style:font-weight-asian="normal" style:font-weight-complex="normal"/>
    </style:style>
    <style:style style:name="T26" style:family="text">
      <style:text-properties fo:font-weight="normal" officeooo:rsid="005e46fa" fo:background-color="#fffffe" loext:char-shading-value="0" style:font-weight-asian="bold" style:font-weight-complex="bold"/>
    </style:style>
    <style:style style:name="T27" style:family="text">
      <style:text-properties fo:font-variant="normal" fo:text-transform="none" fo:color="#505050" style:font-name="OpenSans" fo:font-size="9pt" fo:letter-spacing="normal" fo:font-style="normal"/>
    </style:style>
    <style:style style:name="T28" style:family="text">
      <style:text-properties fo:font-variant="normal" fo:text-transform="none" fo:color="#505050" style:font-name="OpenSans" fo:font-size="9pt" fo:letter-spacing="normal" fo:font-style="normal" fo:background-color="#fffffe" loext:char-shading-value="0"/>
    </style:style>
    <style:style style:name="T29" style:family="text">
      <style:text-properties fo:font-variant="normal" fo:text-transform="none" fo:color="#505050" style:font-name="OpenSans" fo:font-size="9pt" fo:letter-spacing="normal" fo:font-style="normal" officeooo:rsid="002062ee" fo:background-color="#fffffe" loext:char-shading-value="0"/>
    </style:style>
    <style:style style:name="T30" style:family="text">
      <style:text-properties fo:font-variant="normal" fo:text-transform="none" fo:color="#505050" style:font-name="OpenSans" fo:font-size="9pt" fo:letter-spacing="normal" fo:font-style="normal" officeooo:rsid="0023a7a1" fo:background-color="#fffffe" loext:char-shading-value="0"/>
    </style:style>
    <style:style style:name="T31" style:family="text">
      <style:text-properties fo:font-variant="normal" fo:text-transform="none" fo:color="#505050" style:font-name="OpenSans" fo:font-size="9pt" fo:letter-spacing="normal" fo:font-style="normal" officeooo:rsid="0027518e" fo:background-color="#fffffe" loext:char-shading-value="0"/>
    </style:style>
    <style:style style:name="T32" style:family="text">
      <style:text-properties fo:font-variant="normal" fo:text-transform="none" fo:color="#505050" style:font-name="OpenSans" fo:font-size="9pt" fo:letter-spacing="normal" fo:font-style="normal" officeooo:rsid="0030b615" fo:background-color="#fffffe" loext:char-shading-value="0"/>
    </style:style>
    <style:style style:name="T33" style:family="text">
      <style:text-properties fo:font-variant="normal" fo:text-transform="none" fo:color="#505050" style:font-name="OpenSans" fo:font-size="9pt" fo:letter-spacing="normal" fo:font-style="normal" officeooo:rsid="0038f4cc" fo:background-color="#fffffe" loext:char-shading-value="0"/>
    </style:style>
    <style:style style:name="T34" style:family="text">
      <style:text-properties fo:font-variant="normal" fo:text-transform="none" fo:color="#505050" style:font-name="OpenSans" fo:font-size="9pt" fo:letter-spacing="normal" fo:font-style="normal" officeooo:rsid="0010766e"/>
    </style:style>
    <style:style style:name="T35" style:family="text">
      <style:text-properties fo:font-variant="normal" fo:text-transform="none" fo:color="#505050" style:font-name="OpenSans" fo:font-size="9pt" fo:letter-spacing="normal" fo:font-style="normal" officeooo:rsid="0011a262"/>
    </style:style>
    <style:style style:name="T36" style:family="text">
      <style:text-properties fo:font-variant="normal" fo:text-transform="none" fo:color="#505050" style:font-name="OpenSans" fo:font-size="9pt" fo:letter-spacing="normal" fo:font-style="normal" officeooo:rsid="001ce559"/>
    </style:style>
    <style:style style:name="T37" style:family="text">
      <style:text-properties fo:font-variant="normal" fo:text-transform="none" fo:color="#505050" style:font-name="OpenSans" fo:font-size="9pt" fo:letter-spacing="normal" fo:font-style="normal" officeooo:rsid="002062ee"/>
    </style:style>
    <style:style style:name="T38" style:family="text">
      <style:text-properties fo:font-variant="normal" fo:text-transform="none" fo:color="#505050" style:font-name="OpenSans" fo:font-size="9pt" fo:letter-spacing="normal" fo:font-style="normal" officeooo:rsid="002dde14"/>
    </style:style>
    <style:style style:name="T39" style:family="text">
      <style:text-properties fo:font-variant="normal" fo:text-transform="none" fo:color="#505050" style:font-name="OpenSans" fo:font-size="9pt" fo:letter-spacing="normal" fo:font-style="normal" officeooo:rsid="002e7952"/>
    </style:style>
    <style:style style:name="T40" style:family="text">
      <style:text-properties fo:font-variant="normal" fo:text-transform="none" fo:color="#505050" style:font-name="OpenSans" fo:font-size="9pt" fo:letter-spacing="normal" fo:font-style="normal" officeooo:rsid="0030b615"/>
    </style:style>
    <style:style style:name="T41" style:family="text">
      <style:text-properties fo:font-variant="normal" fo:text-transform="none" fo:color="#505050" style:font-name="OpenSans" fo:font-size="9pt" fo:letter-spacing="normal" fo:font-style="normal" officeooo:rsid="0035dbc3"/>
    </style:style>
    <style:style style:name="T42" style:family="text">
      <style:text-properties fo:font-variant="normal" fo:text-transform="none" fo:color="#505050" style:font-name="OpenSans" fo:font-size="9pt" fo:letter-spacing="normal" fo:font-style="normal" officeooo:rsid="0039aa72"/>
    </style:style>
    <style:style style:name="T43" style:family="text">
      <style:text-properties fo:font-variant="normal" fo:text-transform="none" fo:color="#505050" style:font-name="OpenSans" fo:font-size="9pt" fo:letter-spacing="normal" fo:font-style="normal" officeooo:rsid="0039aa72" style:font-weight-asian="normal" style:font-weight-complex="normal"/>
    </style:style>
    <style:style style:name="T44" style:family="text">
      <style:text-properties fo:font-variant="normal" fo:text-transform="none" fo:color="#505050" style:font-name="OpenSans" fo:font-size="9pt" fo:letter-spacing="normal" fo:font-style="normal" officeooo:rsid="0053cac4" style:font-weight-asian="normal" style:font-weight-complex="normal"/>
    </style:style>
    <style:style style:name="T45" style:family="text">
      <style:text-properties fo:font-variant="normal" fo:text-transform="none" fo:color="#505050" style:font-name="OpenSans" fo:font-size="9pt" fo:letter-spacing="normal" fo:font-style="normal" officeooo:rsid="0057c8c3" style:font-weight-asian="normal" style:font-weight-complex="normal"/>
    </style:style>
    <style:style style:name="T46" style:family="text">
      <style:text-properties fo:font-variant="normal" fo:text-transform="none" fo:color="#505050" style:font-name="OpenSans" fo:font-size="9pt" fo:letter-spacing="normal" fo:font-style="normal" officeooo:rsid="0052c3cf"/>
    </style:style>
    <style:style style:name="T47" style:family="text">
      <style:text-properties fo:font-variant="normal" fo:text-transform="none" fo:color="#505050" style:font-name="OpenSans" fo:letter-spacing="normal" fo:font-style="normal"/>
    </style:style>
    <style:style style:name="T48" style:family="text">
      <style:text-properties fo:font-variant="normal" fo:text-transform="none" fo:color="#505050" style:font-name="OpenSans" fo:letter-spacing="normal" fo:font-style="normal" fo:font-weight="normal"/>
    </style:style>
    <style:style style:name="T49" style:family="text">
      <style:text-properties fo:font-variant="normal" fo:text-transform="none" fo:color="#505050" style:font-name="OpenSans" fo:letter-spacing="normal" fo:font-style="normal" fo:font-weight="normal" officeooo:rsid="0011a262"/>
    </style:style>
    <style:style style:name="T50" style:family="text">
      <style:text-properties fo:font-variant="normal" fo:text-transform="none" fo:color="#505050" style:font-name="OpenSans" fo:letter-spacing="normal" fo:font-style="normal" fo:font-weight="normal" officeooo:rsid="0012911b"/>
    </style:style>
    <style:style style:name="T51" style:family="text">
      <style:text-properties fo:font-variant="normal" fo:text-transform="none" fo:color="#505050" style:font-name="OpenSans" fo:letter-spacing="normal" fo:font-style="normal" officeooo:rsid="00161d9b"/>
    </style:style>
    <style:style style:name="T52" style:family="text">
      <style:text-properties fo:font-variant="normal" fo:text-transform="none" fo:color="#505050" style:font-name="OpenSans" fo:letter-spacing="normal" fo:font-style="normal" officeooo:rsid="0019d8e6"/>
    </style:style>
    <style:style style:name="T53" style:family="text">
      <style:text-properties fo:font-variant="normal" fo:text-transform="none" fo:color="#505050" style:font-name="OpenSans" fo:letter-spacing="normal" fo:font-style="normal" officeooo:rsid="002062ee"/>
    </style:style>
    <style:style style:name="T54" style:family="text">
      <style:text-properties fo:font-variant="normal" fo:text-transform="none" fo:color="#505050" style:font-name="OpenSans" fo:letter-spacing="normal" fo:font-style="normal" officeooo:rsid="0022886d"/>
    </style:style>
    <style:style style:name="T55" style:family="text">
      <style:text-properties fo:font-variant="normal" fo:text-transform="none" fo:color="#505050" style:font-name="OpenSans" fo:letter-spacing="normal" fo:font-style="normal" officeooo:rsid="002a0725"/>
    </style:style>
    <style:style style:name="T56" style:family="text">
      <style:text-properties fo:font-variant="normal" fo:text-transform="none" fo:color="#505050" style:font-name="OpenSans" fo:letter-spacing="normal" fo:font-style="normal" fo:font-weight="bold"/>
    </style:style>
    <style:style style:name="T57" style:family="text">
      <style:text-properties fo:font-variant="normal" fo:text-transform="none" fo:color="#505050" style:font-name="OpenSans" fo:letter-spacing="normal" fo:font-style="normal" fo:font-weight="bold" officeooo:rsid="002062ee"/>
    </style:style>
    <style:style style:name="T58" style:family="text">
      <style:text-properties fo:font-variant="normal" fo:text-transform="none" fo:color="#505050" style:font-name="OpenSans" fo:letter-spacing="normal" fo:font-style="normal" officeooo:rsid="0030b615"/>
    </style:style>
    <style:style style:name="T59" style:family="text">
      <style:text-properties fo:font-variant="normal" fo:text-transform="none" fo:color="#505050" style:font-name="OpenSans" fo:letter-spacing="normal" fo:font-style="normal" officeooo:rsid="0035dbc3"/>
    </style:style>
    <style:style style:name="T60" style:family="text">
      <style:text-properties fo:font-variant="normal" fo:text-transform="none" fo:color="#505050" style:font-name="OpenSans" fo:letter-spacing="normal" fo:font-style="normal" officeooo:rsid="0039aa72"/>
    </style:style>
    <style:style style:name="T61" style:family="text">
      <style:text-properties officeooo:rsid="0010766e" style:font-weight-asian="normal" style:font-weight-complex="normal"/>
    </style:style>
    <style:style style:name="T62" style:family="text">
      <style:text-properties officeooo:rsid="003cc758"/>
    </style:style>
    <style:style style:name="T63" style:family="text">
      <style:text-properties officeooo:rsid="003cf514"/>
    </style:style>
    <style:style style:name="T64" style:family="text">
      <style:text-properties officeooo:rsid="003d97f9"/>
    </style:style>
    <style:style style:name="T65" style:family="text">
      <style:text-properties officeooo:rsid="003f5b27"/>
    </style:style>
    <style:style style:name="T66" style:family="text">
      <style:text-properties officeooo:rsid="00406ef9"/>
    </style:style>
    <style:style style:name="T67" style:family="text">
      <style:text-properties officeooo:rsid="0045467f"/>
    </style:style>
    <style:style style:name="T68" style:family="text">
      <style:text-properties officeooo:rsid="0046bfbe"/>
    </style:style>
    <style:style style:name="T69" style:family="text">
      <style:text-properties officeooo:rsid="004c452b"/>
    </style:style>
    <style:style style:name="T70" style:family="text">
      <style:text-properties officeooo:rsid="004df15b"/>
    </style:style>
    <style:style style:name="T71" style:family="text">
      <style:text-properties officeooo:rsid="004fbdb3"/>
    </style:style>
    <style:style style:name="T72" style:family="text">
      <style:text-properties officeooo:rsid="005e46fa" fo:background-color="#fffffe" loext:char-shading-value="0" style:font-weight-asian="bold" style:font-weight-complex="bold"/>
    </style:style>
    <style:style style:name="T73" style:family="text">
      <style:text-properties officeooo:rsid="0092dd4d" fo:background-color="#fffffe" loext:char-shading-value="0" style:font-weight-asian="bold" style:font-weight-complex="bold"/>
    </style:style>
    <style:style style:name="T74" style:family="text">
      <style:text-properties officeooo:rsid="0084adcf"/>
    </style:style>
    <style:style style:name="T75" style:family="text">
      <style:text-properties officeooo:rsid="0086f9dd"/>
    </style:style>
    <style:style style:name="T76" style:family="text">
      <style:text-properties officeooo:rsid="00898943"/>
    </style:style>
    <style:style style:name="T77" style:family="text">
      <style:text-properties officeooo:rsid="008e561d"/>
    </style:style>
    <style:style style:name="T78" style:family="text">
      <style:text-properties style:font-weight-asian="bold" style:font-weight-complex="bold"/>
    </style:style>
    <style:style style:name="T79" style:family="text">
      <style:text-properties officeooo:rsid="008eecc3"/>
    </style:style>
    <style:style style:name="T80" style:family="text">
      <style:text-properties officeooo:rsid="005e46fa"/>
    </style:style>
    <style:style style:name="T81" style:family="text">
      <style:text-properties officeooo:rsid="008f6c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187038610793724070" text:style-name="L1">
        <text:list-item>
          <text:p text:style-name="P181">node js</text:p>
        </text:list-item>
        <text:list-item>
          <text:p text:style-name="P181">mysql</text:p>
        </text:list-item>
        <text:list-item>
          <text:p text:style-name="P181">npm </text:p>
        </text:list-item>
        <text:list-item>
          <text:p text:style-name="P181">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URL:127.0.0.1:8012/api/logi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5">{</text:p>
      <text:p text:style-name="P70">    <text:span text:style-name="T18">"success"</text:span><text:span text:style-name="T17">: </text:span><text:span text:style-name="T19">true</text:span><text:span text:style-name="T17">,</text:span></text:p>
      <text:p text:style-name="P70">    <text:span text:style-name="T18">"data"</text:span><text:span text:style-name="T17">: {</text:span></text:p>
      <text:p text:style-name="P70">        <text:span text:style-name="T18">"id"</text:span><text:span text:style-name="T17">: </text:span><text:span text:style-name="T21">1</text:span><text:span text:style-name="T17">,</text:span></text:p>
      <text:p text:style-name="P70">        <text:span text:style-name="T18">"first_name"</text:span><text:span text:style-name="T17">: </text:span><text:span text:style-name="T19">"admin"</text:span><text:span text:style-name="T17">,</text:span></text:p>
      <text:p text:style-name="P70">        <text:span text:style-name="T18">"role_id"</text:span><text:span text:style-name="T17">: </text:span><text:span text:style-name="T21">1</text:span><text:span text:style-name="T17">,</text:span></text:p>
      <text:p text:style-name="P70">        <text:span text:style-name="T18">"token"</text:span><text:span text:style-name="T17">: </text:span><text:span text:style-name="T19">"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F1lWn_E4mESAQTSAHMCQQdiQV01BxC5CW6JNR-RdmaY"</text:span><text:span text:style-name="T17">,</text:span></text:p>
      <text:p text:style-name="P70">        <text:span text:style-name="T18">"is_admin"</text:span><text:span text:style-name="T17">: </text:span><text:span text:style-name="T19">true</text:span><text:span text:style-name="T17">,</text:span></text:p>
      <text:p text:style-name="P70">        <text:span text:style-name="T18">"is_super_admin"</text:span><text:span text:style-name="T17">: </text:span><text:span text:style-name="T19">true</text:span><text:span text:style-name="T17">,</text:span></text:p>
      <text:p text:style-name="P70"><text:soft-page-break/>        <text:span text:style-name="T18">"last_login_time"</text:span><text:span text:style-name="T17">: </text:span><text:span text:style-name="T19">"09-Mar-2020 10:29:49 PM"</text:span><text:span text:style-name="T17">,</text:span></text:p>
      <text:p text:style-name="P70">        <text:span text:style-name="T18">"current_login_time"</text:span><text:span text:style-name="T17">: </text:span><text:span text:style-name="T19">"09-Mar-2020 11:26:58 PM"</text:span></text:p>
      <text:p text:style-name="P70">    <text:span text:style-name="T17">}</text:span></text:p>
      <text:p text:style-name="P43">}</text:p>
      <text:p text:style-name="P8"/>
      <text:p text:style-name="P8"/>
      <text:p text:style-name="P4">2) Forgot Password</text:p>
      <text:p text:style-name="P4"/>
      <text:p text:style-name="P9">URL:127.0.0.1:8012/api/<text:span text:style-name="T22">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7">{</text:p>
      <text:p text:style-name="P70">    <text:span text:style-name="T18">"success"</text:span><text:span text:style-name="T17">: </text:span><text:span text:style-name="T19">true</text:span><text:span text:style-name="T17">,</text:span></text:p>
      <text:p text:style-name="P70">    <text:span text:style-name="T18">"message"</text:span><text:span text:style-name="T17">: </text:span><text:span text:style-name="T19">"Please check you mail to Reset your Password"</text:span></text:p>
      <text:p text:style-name="P43">}</text:p>
      <text:p text:style-name="P43"/>
      <text:p text:style-name="P43"/>
      <text:p text:style-name="P58">3) Reset Password</text:p>
      <text:p text:style-name="P58"/>
      <text:p text:style-name="P10">URL:127.0.0.1:8012/api/reset_password</text:p>
      <text:p text:style-name="P10"/>
      <text:p text:style-name="P10">Method:POST</text:p>
      <text:p text:style-name="P10"/>
      <text:p text:style-name="P10">Sample Json Data:</text:p>
      <text:p text:style-name="P10">{</text:p>
      <text:p text:style-name="P10"><text:span text:style-name="T22">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8">{</text:p>
      <text:p text:style-name="P71">    <text:span text:style-name="T18">"success"</text:span><text:span text:style-name="T17">: </text:span><text:span text:style-name="T19">true</text:span><text:span text:style-name="T17">,</text:span></text:p>
      <text:p text:style-name="P71">    <text:span text:style-name="T18">"message"</text:span><text:span text:style-name="T17">: </text:span><text:span text:style-name="T19">"</text:span><text:span text:style-name="T20">Password Reset Successfully</text:span><text:span text:style-name="T19">"</text:span></text:p>
      <text:p text:style-name="P44">}</text:p>
      <text:p text:style-name="P46"/>
      <text:p text:style-name="P58">4) Users List</text:p>
      <text:p text:style-name="P58"/>
      <text:p text:style-name="P10">URL:127.0.0.1:8012/api/<text:span text:style-name="T22">users</text:span></text:p>
      <text:p text:style-name="P10"/>
      <text:p text:style-name="P10">Method:<text:span text:style-name="T22">GET</text:span></text:p>
      <text:p text:style-name="P10"/>
      <text:p text:style-name="P10"/>
      <text:p text:style-name="P10"/>
      <text:p text:style-name="P46"><text:soft-page-break/></text:p>
      <text:p text:style-name="P46"/>
      <text:p text:style-name="P58">5) Users Login Log List</text:p>
      <text:p text:style-name="P58"/>
      <text:p text:style-name="P10">URL:127.0.0.1:8012/<text:span text:style-name="T71">a</text:span>pi/login_log</text:p>
      <text:p text:style-name="P10"/>
      <text:p text:style-name="P10">Method:<text:span text:style-name="T22">GET</text:span></text:p>
      <text:p text:style-name="P10"/>
      <text:p text:style-name="P10"/>
      <text:p text:style-name="P13">6)<text:span text:style-name="T3">Roles List</text:span></text:p>
      <text:p text:style-name="P5"/>
      <text:p text:style-name="P11">URL:127.0.0.1:8012/api/<text:span text:style-name="T23">roles</text:span></text:p>
      <text:p text:style-name="P11"/>
      <text:p text:style-name="P11">Method:<text:span text:style-name="T22">GET</text:span></text:p>
      <text:p text:style-name="P6"/>
      <text:p text:style-name="P15">7) <text:span text:style-name="T2">Category List</text:span></text:p>
      <text:p text:style-name="P13"/>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46">name=”test”&amp;is_active=true</text:span></text:p>
      <text:p text:style-name="P72"/>
      <text:p text:style-name="P73">METHOD :GET </text:p>
      <text:p text:style-name="P73"/>
      <text:p text:style-name="P73">RESPONSE:</text:p>
      <text:p text:style-name="P73"/>
      <text:p text:style-name="P73">{</text:p>
      <text:p text:style-name="P73"><text:s text:c="4"/>"success": true,</text:p>
      <text:p text:style-name="P73"><text:s text:c="4"/>"data": [</text:p>
      <text:p text:style-name="P73"><text:s text:c="8"/>{</text:p>
      <text:p text:style-name="P73"><text:s text:c="12"/>"id": 1,</text:p>
      <text:p text:style-name="P73"><text:s text:c="12"/>"name": "Bussiness",</text:p>
      <text:p text:style-name="P73"><text:s text:c="12"/>"slug": "bussiness",</text:p>
      <text:p text:style-name="P73"><text:s text:c="12"/>"is_active": true,</text:p>
      <text:p text:style-name="P73"><text:s text:c="12"/>"image_path": null,</text:p>
      <text:p text:style-name="P73"><text:s text:c="12"/>"image_name": null,</text:p>
      <text:p text:style-name="P73"><text:s text:c="12"/>"createdAt": "2020-03-28T10:24:09.000Z",</text:p>
      <text:p text:style-name="P73"><text:s text:c="12"/>"updatedAt": "2020-03-28T10:24:09.000Z",</text:p>
      <text:p text:style-name="P73"><text:s text:c="12"/>"deletedAt": null</text:p>
      <text:p text:style-name="P73"><text:s text:c="8"/>}</text:p>
      <text:p text:style-name="P73"><text:s text:c="4"/>],</text:p>
      <text:p text:style-name="P73"><text:s text:c="4"/>"count": 1</text:p>
      <text:p text:style-name="P73">}</text:p>
      <text:p text:style-name="P13"/>
      <text:p text:style-name="P63">8) Category Add</text:p>
      <text:p text:style-name="P63"/>
      <text:p text:style-name="P14"/>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OST</text:p>
      <text:p text:style-name="P76"/>
      <text:p text:style-name="P76">REQUEST</text:p>
      <text:p text:style-name="P76">{</text:p>
      <text:p text:style-name="P76"><text:tab/>"name":"Bussiness",</text:p>
      <text:p text:style-name="P76"><text:tab/>"is_active":1,</text:p>
      <text:p text:style-name="P76"><text:tab/>“<text:span text:style-name="T71">image_path</text:span>”:”/<text:span text:style-name="T71">assests/image.png</text:span>”</text:p>
      <text:p text:style-name="P91"><text:tab/>“<text:span text:style-name="T71">image_name</text:span>”:”<text:span text:style-name="T71">example.png</text:span>”</text:p>
      <text:p text:style-name="P76">} </text:p>
      <text:p text:style-name="P76"/>
      <text:p text:style-name="P76">RESPOSNE</text:p>
      <text:p text:style-name="P76"/>
      <text:p text:style-name="P18">{</text:p>
      <text:p text:style-name="P18"><text:s text:c="4"/>"success": true,</text:p>
      <text:p text:style-name="P18"><text:soft-page-break/><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91"><text:s text:c="9"/>“<text:span text:style-name="T71">image_path</text:span>”:”/<text:span text:style-name="T71">assests/image.png</text:span>”</text:p>
      <text:p text:style-name="P91"><text:s text:c="9"/>“<text:span text:style-name="T71">image_name</text:span>”:”<text:span text:style-name="T71">example.png</text:span>”</text:p>
      <text:p text:style-name="P18"><text:s text:c="4"/>}</text:p>
      <text:p text:style-name="P18">}</text:p>
      <text:p text:style-name="P63"/>
      <text:p text:style-name="P63">9) Category Edit</text:p>
      <text:p text:style-name="P63"/>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UT</text:p>
      <text:p text:style-name="P58"/>
      <text:p text:style-name="P58"/>
      <text:p text:style-name="P76">REQUEST</text:p>
      <text:p text:style-name="P76">{</text:p>
      <text:p text:style-name="P76"><text:tab/>"name":"Bussiness",</text:p>
      <text:p text:style-name="P76"><text:tab/>"is_active":1,</text:p>
      <text:p text:style-name="P92"><text:s text:c="12"/>“<text:span text:style-name="T71">image_path</text:span>”:”/<text:span text:style-name="T71">assests/image.png</text:span>”</text:p>
      <text:p text:style-name="P92"><text:s text:c="12"/>“<text:span text:style-name="T71">image_name</text:span>”:”<text:span text:style-name="T71">example.png</text:span>”</text:p>
      <text:p text:style-name="P76"><text:tab/>“id”:1</text:p>
      <text:p text:style-name="P76">} </text:p>
      <text:p text:style-name="P12"/>
      <text:p text:style-name="P7">10) Category Delete</text:p>
      <text:p text:style-name="P15"/>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34">&lt;:id&gt;</text:span></text:p>
      <text:p text:style-name="P72"/>
      <text:p text:style-name="P76">METHOD :DELETE</text:p>
      <text:p text:style-name="P76"/>
      <text:p text:style-name="P76">RESPOSN<text:line-break/>{</text:p>
      <text:p text:style-name="P76"><text:s text:c="4"/>"success": true,</text:p>
      <text:p text:style-name="P76"><text:s text:c="4"/>"message": "Deleted successfully."</text:p>
      <text:p text:style-name="P76">}</text:p>
      <text:p text:style-name="P76"/>
      <text:p text:style-name="P76"/>
      <text:p text:style-name="P155">11) Currencies List</text:p>
      <text:p text:style-name="P76"/>
      <text:p text:style-name="P59"><text:span text:style-name="T25">URL: </text:span><text:a xlink:type="simple" xlink:href="http://127.0.0.1:8012/api/categories" text:style-name="Internet_20_link" text:visited-style-name="Visited_20_Internet_20_Link"><text:span text:style-name="T48">http://127.0.0.1:8012/api/</text:span></text:a><text:span text:style-name="T49">currencies</text:span></text:p>
      <text:p text:style-name="P131"/>
      <text:p text:style-name="P74">METHOD :GET </text:p>
      <text:p text:style-name="P74"/>
      <text:p text:style-name="P74">RESPONSE:</text:p>
      <text:p text:style-name="P74"/>
      <text:p text:style-name="P74">{</text:p>
      <text:p text:style-name="P74"><text:s text:c="4"/>"success": true,</text:p>
      <text:p text:style-name="P74"><text:s text:c="4"/>"data": [</text:p>
      <text:p text:style-name="P17"><text:span text:style-name="T27"><text:s text:c="6"/></text:span><text:span text:style-name="T35"><text:s text:c="4"/>{</text:span></text:p>
      <text:p text:style-name="P132"><text:s text:c="12"/>"id": 1,</text:p>
      <text:p text:style-name="P132"><text:s text:c="12"/>"name": "USD",</text:p>
      <text:p text:style-name="P132"><text:s text:c="12"/>"code": "usd",</text:p>
      <text:p text:style-name="P132"><text:s text:c="12"/>"is_active": true,</text:p>
      <text:p text:style-name="P132"><text:s text:c="12"/>"createdAt": "2020-03-29T13:38:10.000Z",</text:p>
      <text:p text:style-name="P132"><text:s text:c="12"/>"updatedAt": null,</text:p>
      <text:p text:style-name="P132"><text:s text:c="12"/>"deletedAt": null</text:p>
      <text:p text:style-name="P132"><text:soft-page-break/><text:s text:c="8"/>},</text:p>
      <text:p text:style-name="P132"><text:s text:c="8"/>{</text:p>
      <text:p text:style-name="P132"><text:s text:c="12"/>"id": 2,</text:p>
      <text:p text:style-name="P132"><text:s text:c="12"/>"name": "AED",</text:p>
      <text:p text:style-name="P132"><text:s text:c="12"/>"code": "aed",</text:p>
      <text:p text:style-name="P132"><text:s text:c="12"/>"is_active": true,</text:p>
      <text:p text:style-name="P132"><text:s text:c="12"/>"createdAt": "2020-03-29T13:38:10.000Z",</text:p>
      <text:p text:style-name="P132"><text:s text:c="12"/>"updatedAt": null,</text:p>
      <text:p text:style-name="P132"><text:s text:c="12"/>"deletedAt": null</text:p>
      <text:p text:style-name="P132"><text:s text:c="8"/>},</text:p>
      <text:p text:style-name="P74"><text:s text:c="4"/>],</text:p>
      <text:p text:style-name="P17"><text:span text:style-name="T27"><text:s text:c="4"/>"count": </text:span><text:span text:style-name="T35">2</text:span></text:p>
      <text:p text:style-name="P77">}</text:p>
      <text:p text:style-name="P100"/>
      <text:p text:style-name="P156">12) Countries List</text:p>
      <text:p text:style-name="P156"/>
      <text:p text:style-name="P60"><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33"/>
      <text:p text:style-name="P75">METHOD :GET </text:p>
      <text:p text:style-name="P75"/>
      <text:p text:style-name="P78">RESPONSE:</text:p>
      <text:p text:style-name="P78"/>
      <text:p text:style-name="P102">{</text:p>
      <text:p text:style-name="P102"><text:s text:c="4"/>"success": true,</text:p>
      <text:p text:style-name="P102"><text:s text:c="4"/>"data": [</text:p>
      <text:p text:style-name="P102"><text:s text:c="8"/>{</text:p>
      <text:p text:style-name="P102"><text:s text:c="12"/>"id": 1,</text:p>
      <text:p text:style-name="P102"><text:s text:c="12"/>"name": "India",</text:p>
      <text:p text:style-name="P102"><text:s text:c="12"/>"slug": "india",</text:p>
      <text:p text:style-name="P102"><text:s text:c="12"/>"iso_code": null,</text:p>
      <text:p text:style-name="P102"><text:s text:c="12"/>"createdAt": "2020-03-29T11:38:29.000Z",</text:p>
      <text:p text:style-name="P102"><text:s text:c="12"/>"updatedAt": "2020-03-29T11:38:29.000Z",</text:p>
      <text:p text:style-name="P102"><text:s text:c="12"/>"deletedAt": null,</text:p>
      <text:p text:style-name="P102"><text:s text:c="12"/>"is_active": true</text:p>
      <text:p text:style-name="P102"><text:s text:c="8"/>}</text:p>
      <text:p text:style-name="P102"><text:s text:c="4"/>],</text:p>
      <text:p text:style-name="P102"><text:s text:c="4"/>"count": 1</text:p>
      <text:p text:style-name="P102">}</text:p>
      <text:p text:style-name="P102"/>
      <text:p text:style-name="P157">13) COUNTRIES ADD</text:p>
      <text:p text:style-name="P157"/>
      <text:p text:style-name="P157"/>
      <text:p text:style-name="P61"><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34"/>
      <text:p text:style-name="P49"><text:span text:style-name="T47">METHOD : </text:span><text:span text:style-name="T51">POST</text:span></text:p>
      <text:p text:style-name="P103"/>
      <text:p text:style-name="P55"><text:span text:style-name="T51">R</text:span><text:span text:style-name="T47">EQUEST:</text:span></text:p>
      <text:p text:style-name="P105"/>
      <text:p text:style-name="P105">{</text:p>
      <text:p text:style-name="P105"><text:tab/>"name":"united Kingdom",</text:p>
      <text:p text:style-name="P105"><text:tab/>"is_active":1,</text:p>
      <text:p text:style-name="P105"><text:tab/>"is<text:span text:style-name="T66">o</text:span>_code":"UK"</text:p>
      <text:p text:style-name="P105">}</text:p>
      <text:p text:style-name="P100"/>
      <text:p text:style-name="P100"/>
      <text:p text:style-name="P105">RESPONSE:</text:p>
      <text:p text:style-name="P105"/>
      <text:p text:style-name="P105">{</text:p>
      <text:p text:style-name="P105"><text:s text:c="4"/>"success": true,</text:p>
      <text:p text:style-name="P105"><text:s text:c="4"/>"data": {</text:p>
      <text:p text:style-name="P105"><text:s text:c="8"/>"id": 2,</text:p>
      <text:p text:style-name="P105"><text:s text:c="8"/>"name": "united Kingdom",</text:p>
      <text:p text:style-name="P105"><text:soft-page-break/><text:s text:c="8"/>"is_active": true,</text:p>
      <text:p text:style-name="P105"><text:s text:c="8"/>"slug": "united-kingdom",</text:p>
      <text:p text:style-name="P105"><text:s text:c="8"/>"updatedAt": "2020-03-29T11:44:20.501Z",</text:p>
      <text:p text:style-name="P105"><text:s text:c="8"/>"createdAt": "2020-03-29T11:44:20.501Z"</text:p>
      <text:p text:style-name="P105"><text:s text:c="4"/>}</text:p>
      <text:p text:style-name="P105">}</text:p>
      <text:p text:style-name="P105"/>
      <text:p text:style-name="P158">14) COUNTRIES EDIT</text:p>
      <text:p text:style-name="P107"/>
      <text:p text:style-name="P107"/>
      <text:p text:style-name="P62"><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35"/>
      <text:p text:style-name="P50"><text:span text:style-name="T47">METHOD : </text:span><text:span text:style-name="T51">POST</text:span></text:p>
      <text:p text:style-name="P104"/>
      <text:p text:style-name="P56"><text:span text:style-name="T51">R</text:span><text:span text:style-name="T47">EQUEST:</text:span></text:p>
      <text:p text:style-name="P106"/>
      <text:p text:style-name="P106">{</text:p>
      <text:p text:style-name="P106"><text:tab/>"name":"united Kingdom",</text:p>
      <text:p text:style-name="P106"><text:tab/>"is_active":1,</text:p>
      <text:p text:style-name="P106"><text:tab/>"is<text:span text:style-name="T66">o</text:span>_code":"UK",</text:p>
      <text:p text:style-name="P56"><text:span text:style-name="T47"><text:tab/>“</text:span><text:span text:style-name="T52">id</text:span><text:span text:style-name="T47">”:</text:span><text:span text:style-name="T52">1</text:span></text:p>
      <text:p text:style-name="P106">}</text:p>
      <text:p text:style-name="P106"/>
      <text:p text:style-name="P108">RESPONSE:</text:p>
      <text:p text:style-name="P109">{</text:p>
      <text:p text:style-name="P109"><text:s text:c="4"/>"success": true,</text:p>
      <text:p text:style-name="P109"><text:s text:c="4"/>"message": "Updated successfully."</text:p>
      <text:p text:style-name="P109">}</text:p>
      <text:p text:style-name="P101"/>
      <text:p text:style-name="P159">15) COUNTRIES DELETE</text:p>
      <text:p text:style-name="P159"/>
      <text:p text:style-name="P29"><text:span text:style-name="T61">URL: </text:span><text:a xlink:type="simple" xlink:href="http://127.0.0.1:8012/api/categories" text:style-name="Internet_20_link" text:visited-style-name="Visited_20_Internet_20_Link"><text:span text:style-name="T27">http://127.0.0.1:8012/api/c</text:span></text:a><text:span text:style-name="T36">ountries</text:span><text:span text:style-name="T27">/</text:span><text:span text:style-name="T34">&lt;:id&gt;</text:span></text:p>
      <text:p text:style-name="P136"/>
      <text:p text:style-name="P79">METHOD :DELETE</text:p>
      <text:p text:style-name="P79"/>
      <text:p text:style-name="P19"><text:span text:style-name="T28">RESPOSN</text:span><text:span text:style-name="T29">E</text:span><text:span text:style-name="T28"><text:line-break/>{</text:span></text:p>
      <text:p text:style-name="P79"><text:s text:c="4"/>"success": true,</text:p>
      <text:p text:style-name="P79"><text:s text:c="4"/>"message": "Deleted successfully."</text:p>
      <text:p text:style-name="P79">}</text:p>
      <text:p text:style-name="P79"/>
      <text:p text:style-name="P79"/>
      <text:p text:style-name="P160">16) STATES LIST</text:p>
      <text:p text:style-name="P160"/>
      <text:p text:style-name="P30"><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37"/>
      <text:p text:style-name="P20"><text:span text:style-name="T28">METHOD :</text:span><text:span text:style-name="T29">GET</text:span></text:p>
      <text:p text:style-name="P80"/>
      <text:p text:style-name="P20"><text:span text:style-name="T28">RESPOSN</text:span><text:span text:style-name="T29">E:</text:span></text:p>
      <text:p text:style-name="P110"/>
      <text:p text:style-name="P111">{</text:p>
      <text:p text:style-name="P111"><text:s text:c="4"/>"success": true,</text:p>
      <text:p text:style-name="P111"><text:s text:c="4"/>"data": [</text:p>
      <text:p text:style-name="P111"><text:s text:c="8"/>{</text:p>
      <text:p text:style-name="P111"><text:s text:c="12"/>"id": 1,</text:p>
      <text:p text:style-name="P111"><text:s text:c="12"/>"country_id": 1,</text:p>
      <text:p text:style-name="P111"><text:s text:c="12"/>"name": "Tamil Nadu",</text:p>
      <text:p text:style-name="P111"><text:s text:c="12"/>"slug": "tamil-nadu",</text:p>
      <text:p text:style-name="P111"><text:s text:c="12"/>"is_active": true,</text:p>
      <text:p text:style-name="P111"><text:s text:c="12"/>"createdAt": "2020-03-29T11:56:41.000Z",</text:p>
      <text:p text:style-name="P111"><text:soft-page-break/><text:s text:c="12"/>"updatedAt": "2020-03-29T11:56:41.000Z",</text:p>
      <text:p text:style-name="P111"><text:s text:c="12"/>"deletedAt": null,</text:p>
      <text:p text:style-name="P111"><text:s text:c="12"/>"country": {</text:p>
      <text:p text:style-name="P111"><text:s text:c="16"/>"id": 1,</text:p>
      <text:p text:style-name="P111"><text:s text:c="16"/>"name": "India",</text:p>
      <text:p text:style-name="P111"><text:s text:c="16"/>"slug": "india",</text:p>
      <text:p text:style-name="P111"><text:s text:c="16"/>"iso_code": null,</text:p>
      <text:p text:style-name="P111"><text:s text:c="16"/>"createdAt": "2020-03-29T11:38:29.000Z",</text:p>
      <text:p text:style-name="P111"><text:s text:c="16"/>"updatedAt": "2020-03-29T11:38:29.000Z",</text:p>
      <text:p text:style-name="P111"><text:s text:c="16"/>"deletedAt": null,</text:p>
      <text:p text:style-name="P111"><text:s text:c="16"/>"is_active": true</text:p>
      <text:p text:style-name="P111"><text:s text:c="12"/>}</text:p>
      <text:p text:style-name="P111"><text:s text:c="8"/>}</text:p>
      <text:p text:style-name="P111"><text:s text:c="4"/>],</text:p>
      <text:p text:style-name="P111"><text:s text:c="4"/>"count": 1</text:p>
      <text:p text:style-name="P111">}</text:p>
      <text:p text:style-name="P107"/>
      <text:p text:style-name="P107"/>
      <text:p text:style-name="P64"><text:span text:style-name="T47">16) STATES </text:span><text:span text:style-name="T54">ADD</text:span></text:p>
      <text:p text:style-name="P161"/>
      <text:p text:style-name="P31"><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38"/>
      <text:p text:style-name="P21"><text:span text:style-name="T28">METHOD :</text:span><text:span text:style-name="T30">POST</text:span></text:p>
      <text:p text:style-name="P81"/>
      <text:p text:style-name="P117">REQUEST:</text:p>
      <text:p text:style-name="P117">{</text:p>
      <text:p text:style-name="P117"><text:tab/>"name":"Tamil Nadu",</text:p>
      <text:p text:style-name="P117"><text:tab/>"country_id":"1",</text:p>
      <text:p text:style-name="P117"><text:tab/>"is_active":1</text:p>
      <text:p text:style-name="P117">}<text:tab/></text:p>
      <text:p text:style-name="P117"/>
      <text:p text:style-name="P51"><text:span text:style-name="T47">RESPOSN</text:span><text:span text:style-name="T53">E:</text:span></text:p>
      <text:p text:style-name="P112"/>
      <text:p text:style-name="P113">{</text:p>
      <text:p text:style-name="P113"><text:s text:c="4"/>"success": true,</text:p>
      <text:p text:style-name="P113"><text:s text:c="4"/>"data": {</text:p>
      <text:p text:style-name="P113"><text:s text:c="8"/>"createdAt": "2020-03-29T11:56:41.856Z",</text:p>
      <text:p text:style-name="P113"><text:s text:c="8"/>"name": "Tamil Nadu",</text:p>
      <text:p text:style-name="P113"><text:s text:c="8"/>"country_id": "1",</text:p>
      <text:p text:style-name="P113"><text:s text:c="8"/>"is_active": true,</text:p>
      <text:p text:style-name="P113"><text:s text:c="8"/>"id": 1,</text:p>
      <text:p text:style-name="P113"><text:s text:c="8"/>"slug": "tamil-nadu",</text:p>
      <text:p text:style-name="P113"><text:s text:c="8"/>"updatedAt": "2020-03-29T11:56:41.857Z"</text:p>
      <text:p text:style-name="P113"><text:s text:c="4"/>}</text:p>
      <text:p text:style-name="P113">}</text:p>
      <text:p text:style-name="P113"/>
      <text:p text:style-name="P66"><text:span text:style-name="T53">1</text:span><text:span text:style-name="T47">7) STATES EDIT</text:span></text:p>
      <text:p text:style-name="P163"/>
      <text:p text:style-name="P32"><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39"/>
      <text:p text:style-name="P22"><text:span text:style-name="T28">METHOD :</text:span><text:span text:style-name="T31">PUT</text:span></text:p>
      <text:p text:style-name="P82"/>
      <text:p text:style-name="P118">REQUEST:</text:p>
      <text:p text:style-name="P118">{</text:p>
      <text:p text:style-name="P118"><text:tab/>"name":"Tamil Nadu",</text:p>
      <text:p text:style-name="P118"><text:tab/>"country_id":"1",</text:p>
      <text:p text:style-name="P118"><text:tab/>"is_active":1,</text:p>
      <text:p text:style-name="P26"><text:span text:style-name="T28"><text:tab/>“</text:span><text:span text:style-name="T31">id</text:span><text:span text:style-name="T28">”:</text:span><text:span text:style-name="T31">1</text:span></text:p>
      <text:p text:style-name="P118">}<text:tab/></text:p>
      <text:p text:style-name="P118"/>
      <text:p text:style-name="P118"><text:soft-page-break/></text:p>
      <text:p text:style-name="P52"><text:span text:style-name="T47">RESPON</text:span><text:span text:style-name="T55">S</text:span><text:span text:style-name="T53">E:</text:span></text:p>
      <text:p text:style-name="P114"/>
      <text:p text:style-name="P114">{</text:p>
      <text:p text:style-name="P114"><text:s text:c="4"/>"success": true,</text:p>
      <text:p text:style-name="P114"><text:s text:c="4"/>"message": "Updated successfully."</text:p>
      <text:p text:style-name="P114">}</text:p>
      <text:p text:style-name="P114"/>
      <text:p text:style-name="P114"/>
      <text:p text:style-name="P68"><text:span text:style-name="T53">1</text:span><text:span text:style-name="T47">8) States DELETE</text:span></text:p>
      <text:p text:style-name="P165"/>
      <text:p text:style-name="P33"><text:span text:style-name="T61">URL: </text:span><text:a xlink:type="simple" xlink:href="http://127.0.0.1:8012/api/categories" text:style-name="Internet_20_link" text:visited-style-name="Visited_20_Internet_20_Link"><text:span text:style-name="T27">http://127.0.0.1:8012/api/</text:span></text:a><text:span text:style-name="T38">states</text:span><text:span text:style-name="T27">/</text:span><text:span text:style-name="T34">&lt;:id&gt;</text:span></text:p>
      <text:p text:style-name="P140"/>
      <text:p text:style-name="P83">METHOD :DELETE</text:p>
      <text:p text:style-name="P83"/>
      <text:p text:style-name="P23"><text:span text:style-name="T28">RESPOSN</text:span><text:span text:style-name="T29">E</text:span><text:span text:style-name="T28"><text:line-break/>{</text:span></text:p>
      <text:p text:style-name="P83"><text:s text:c="4"/>"success": true,</text:p>
      <text:p text:style-name="P83"><text:s text:c="4"/>"message": "Deleted successfully."</text:p>
      <text:p text:style-name="P83">}</text:p>
      <text:p text:style-name="P57"/>
      <text:p text:style-name="P83"/>
      <text:p text:style-name="P167">19) CITY LIST</text:p>
      <text:p text:style-name="P167"/>
      <text:p text:style-name="P34"><text:span text:style-name="T61">URL: </text:span><text:a xlink:type="simple" xlink:href="http://127.0.0.1:8012/api/categories" text:style-name="Internet_20_link" text:visited-style-name="Visited_20_Internet_20_Link"><text:span text:style-name="T27">http://127.0.0.1:8012/api/</text:span></text:a><text:span text:style-name="T39">cities</text:span></text:p>
      <text:p text:style-name="P141"/>
      <text:p text:style-name="P24"><text:span text:style-name="T28">METHOD :</text:span><text:span text:style-name="T29">GET</text:span></text:p>
      <text:p text:style-name="P84"/>
      <text:p text:style-name="P53"><text:span text:style-name="T56">RESPOSN</text:span><text:span text:style-name="T57">E:</text:span></text:p>
      <text:p text:style-name="P121">{</text:p>
      <text:p text:style-name="P121"><text:s text:c="4"/>"success": true,</text:p>
      <text:p text:style-name="P121"><text:s text:c="4"/>"data": [</text:p>
      <text:p text:style-name="P121"><text:s text:c="8"/>{</text:p>
      <text:p text:style-name="P121"><text:s text:c="12"/>"id": 1,</text:p>
      <text:p text:style-name="P121"><text:s text:c="12"/>"country_id": 1,</text:p>
      <text:p text:style-name="P121"><text:s text:c="12"/>"state_id": 1,</text:p>
      <text:p text:style-name="P121"><text:s text:c="12"/>"name": "Chennai",</text:p>
      <text:p text:style-name="P121"><text:s text:c="12"/>"slug": "chennai",</text:p>
      <text:p text:style-name="P121"><text:s text:c="12"/>"is_active": false,</text:p>
      <text:p text:style-name="P121"><text:s text:c="12"/>"createdAt": "2020-03-29T12:10:22.000Z",</text:p>
      <text:p text:style-name="P121"><text:s text:c="12"/>"updatedAt": "2020-03-29T12:10:22.000Z",</text:p>
      <text:p text:style-name="P121"><text:s text:c="12"/>"deletedAt": null,</text:p>
      <text:p text:style-name="P121"><text:s text:c="12"/>"state": {</text:p>
      <text:p text:style-name="P121"><text:s text:c="16"/>"id": 1,</text:p>
      <text:p text:style-name="P121"><text:s text:c="16"/>"country_id": 1,</text:p>
      <text:p text:style-name="P121"><text:s text:c="16"/>"name": "Tamil Nadu",</text:p>
      <text:p text:style-name="P121"><text:s text:c="16"/>"slug": "tamil-nadu",</text:p>
      <text:p text:style-name="P121"><text:s text:c="16"/>"is_active": true,</text:p>
      <text:p text:style-name="P121"><text:s text:c="16"/>"createdAt": "2020-03-29T11:56:41.000Z",</text:p>
      <text:p text:style-name="P121"><text:s text:c="16"/>"updatedAt": "2020-03-29T11:56:41.000Z",</text:p>
      <text:p text:style-name="P121"><text:s text:c="16"/>"deletedAt": null</text:p>
      <text:p text:style-name="P121"><text:s text:c="12"/>},</text:p>
      <text:p text:style-name="P121"><text:s text:c="12"/>"country": {</text:p>
      <text:p text:style-name="P121"><text:s text:c="16"/>"id": 1,</text:p>
      <text:p text:style-name="P121"><text:s text:c="16"/>"name": "India",</text:p>
      <text:p text:style-name="P121"><text:s text:c="16"/>"slug": "india",</text:p>
      <text:p text:style-name="P121"><text:s text:c="16"/>"iso_code": null,</text:p>
      <text:p text:style-name="P121"><text:s text:c="16"/>"createdAt": "2020-03-29T11:38:29.000Z",</text:p>
      <text:p text:style-name="P121"><text:s text:c="16"/>"updatedAt": "2020-03-29T11:38:29.000Z",</text:p>
      <text:p text:style-name="P121"><text:s text:c="16"/>"deletedAt": null,</text:p>
      <text:p text:style-name="P121"><text:soft-page-break/><text:s text:c="16"/>"is_active": true</text:p>
      <text:p text:style-name="P121"><text:s text:c="12"/>}</text:p>
      <text:p text:style-name="P121"><text:s text:c="8"/>}</text:p>
      <text:p text:style-name="P121"><text:s text:c="4"/>],</text:p>
      <text:p text:style-name="P121"><text:s text:c="4"/>"count": 1</text:p>
      <text:p text:style-name="P121">}</text:p>
      <text:p text:style-name="P121"/>
      <text:p text:style-name="P121"/>
      <text:p text:style-name="P65"><text:span text:style-name="T58">20</text:span><text:span text:style-name="T47">) </text:span><text:span text:style-name="T58">CITY</text:span><text:span text:style-name="T47"> </text:span><text:span text:style-name="T54">ADD</text:span></text:p>
      <text:p text:style-name="P162"/>
      <text:p text:style-name="P35"><text:span text:style-name="T61">URL: </text:span><text:a xlink:type="simple" xlink:href="http://127.0.0.1:8012/api/categories" text:style-name="Internet_20_link" text:visited-style-name="Visited_20_Internet_20_Link"><text:span text:style-name="T27">http://127.0.0.1:8012/api/</text:span></text:a><text:span text:style-name="T40">cities</text:span></text:p>
      <text:p text:style-name="P142"/>
      <text:p text:style-name="P25"><text:span text:style-name="T28">METHOD :</text:span><text:span text:style-name="T30">POST</text:span></text:p>
      <text:p text:style-name="P85"/>
      <text:p text:style-name="P119">REQUEST:</text:p>
      <text:p text:style-name="P119">{</text:p>
      <text:p text:style-name="P27"><text:span text:style-name="T28"><text:tab/>"name":"</text:span><text:span text:style-name="T32">Chennai</text:span><text:span text:style-name="T28">",</text:span></text:p>
      <text:p text:style-name="P119"><text:tab/>"country_id":"1",</text:p>
      <text:p text:style-name="P27"><text:span text:style-name="T28"><text:tab/>“</text:span><text:span text:style-name="T32">state_id</text:span><text:span text:style-name="T28">”:</text:span><text:span text:style-name="T32">1,</text:span></text:p>
      <text:p text:style-name="P119"><text:tab/>"is_active":1</text:p>
      <text:p text:style-name="P119">}<text:tab/></text:p>
      <text:p text:style-name="P119"/>
      <text:p text:style-name="P54"><text:span text:style-name="T47">RESPOSN</text:span><text:span text:style-name="T53">E:</text:span></text:p>
      <text:p text:style-name="P115"/>
      <text:p text:style-name="P116">{</text:p>
      <text:p text:style-name="P116"><text:s text:c="4"/>"success": true,</text:p>
      <text:p text:style-name="P116"><text:s text:c="4"/>"data": {</text:p>
      <text:p text:style-name="P116"><text:s text:c="8"/>"createdAt": "2020-03-29T12:14:44.918Z",</text:p>
      <text:p text:style-name="P116"><text:s text:c="8"/>"is_active": false,</text:p>
      <text:p text:style-name="P116"><text:s text:c="8"/>"id": 3,</text:p>
      <text:p text:style-name="P116"><text:s text:c="8"/>"name": "Chennai",</text:p>
      <text:p text:style-name="P116"><text:s text:c="8"/>"country_id": 1,</text:p>
      <text:p text:style-name="P116"><text:s text:c="8"/>"state_id": 1,</text:p>
      <text:p text:style-name="P116"><text:s text:c="8"/>"slug": "chennai1",</text:p>
      <text:p text:style-name="P116"><text:s text:c="8"/>"updatedAt": "2020-03-29T12:14:44.918Z"</text:p>
      <text:p text:style-name="P116"><text:s text:c="4"/>}</text:p>
      <text:p text:style-name="P116">}</text:p>
      <text:p text:style-name="P115"/>
      <text:p text:style-name="P67"><text:span text:style-name="T59">21</text:span><text:span text:style-name="T47">) </text:span><text:span text:style-name="T59">CITY</text:span><text:span text:style-name="T47"> EDIT</text:span></text:p>
      <text:p text:style-name="P164"/>
      <text:p text:style-name="P35"><text:span text:style-name="T61">URL: </text:span><text:a xlink:type="simple" xlink:href="http://127.0.0.1:8012/api/categories" text:style-name="Internet_20_link" text:visited-style-name="Visited_20_Internet_20_Link"><text:span text:style-name="T27">http://127.0.0.1:8012/api/</text:span></text:a><text:span text:style-name="T41">cities</text:span></text:p>
      <text:p text:style-name="P142"/>
      <text:p text:style-name="P25"><text:span text:style-name="T28">METHOD :</text:span><text:span text:style-name="T31">PUT</text:span></text:p>
      <text:p text:style-name="P85"/>
      <text:p text:style-name="P119">REQUEST:</text:p>
      <text:p text:style-name="P120">{</text:p>
      <text:p text:style-name="P28"><text:span text:style-name="T28"><text:tab/>"name":"</text:span><text:span text:style-name="T32">Chennai</text:span><text:span text:style-name="T28">",</text:span></text:p>
      <text:p text:style-name="P120"><text:tab/>"country_id":"1",</text:p>
      <text:p text:style-name="P28"><text:span text:style-name="T28"><text:tab/>“</text:span><text:span text:style-name="T32">state_id</text:span><text:span text:style-name="T28">”:</text:span><text:span text:style-name="T32">1,</text:span></text:p>
      <text:p text:style-name="P120"><text:tab/>"is_active":1,</text:p>
      <text:p text:style-name="P28"><text:span text:style-name="T28"><text:tab/>“</text:span><text:span text:style-name="T33">id</text:span><text:span text:style-name="T28">”:</text:span><text:span text:style-name="T33">1</text:span></text:p>
      <text:p text:style-name="P120">}<text:tab/></text:p>
      <text:p text:style-name="P120"/>
      <text:p text:style-name="P119"/>
      <text:p text:style-name="P119"/>
      <text:p text:style-name="P54"><text:span text:style-name="T47">RESPON</text:span><text:span text:style-name="T55">S</text:span><text:span text:style-name="T53">E:</text:span></text:p>
      <text:p text:style-name="P115"/>
      <text:p text:style-name="P115">{</text:p>
      <text:p text:style-name="P115"><text:s text:c="4"/>"success": true,</text:p>
      <text:p text:style-name="P115"><text:s text:c="4"/>"message": "Updated successfully."</text:p>
      <text:p text:style-name="P115"><text:soft-page-break/>}</text:p>
      <text:p text:style-name="P115"/>
      <text:p text:style-name="P115"/>
      <text:p text:style-name="P69"><text:span text:style-name="T60">22</text:span><text:span text:style-name="T47">) </text:span><text:span text:style-name="T60">CITY</text:span><text:span text:style-name="T47"> DELETE</text:span></text:p>
      <text:p text:style-name="P166"/>
      <text:p text:style-name="P35"><text:span text:style-name="T61">URL: </text:span><text:a xlink:type="simple" xlink:href="http://127.0.0.1:8012/api/categories" text:style-name="Internet_20_link" text:visited-style-name="Visited_20_Internet_20_Link"><text:span text:style-name="T27">http://127.0.0.1:8012/api/</text:span></text:a><text:a xlink:type="simple" xlink:href="http://127.0.0.1:8012/api/categories" text:style-name="Internet_20_link" text:visited-style-name="Visited_20_Internet_20_Link">c</text:a><text:span text:style-name="T42">ities</text:span><text:span text:style-name="T27">/</text:span><text:span text:style-name="T34">&lt;:id&gt;</text:span></text:p>
      <text:p text:style-name="P142"/>
      <text:p text:style-name="P85">METHOD :DELETE</text:p>
      <text:p text:style-name="P85"/>
      <text:p text:style-name="P25"><text:span text:style-name="T28">RESPOSN</text:span><text:span text:style-name="T29">E</text:span><text:span text:style-name="T28"><text:line-break/>{</text:span></text:p>
      <text:p text:style-name="P85"><text:s text:c="4"/>"success": true,</text:p>
      <text:p text:style-name="P85"><text:s text:c="4"/>"message": "Deleted successfully."</text:p>
      <text:p text:style-name="P85">}</text:p>
      <text:p text:style-name="P85"/>
      <text:p text:style-name="P85"/>
      <text:p text:style-name="P168">23) Events List</text:p>
      <text:p text:style-name="P168"/>
      <text:p text:style-name="P168"><text:tab/></text:p>
      <text:p text:style-name="P36"><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43"/>
      <text:p text:style-name="P86"><text:span text:style-name="T1">METHOD</text:span> :<text:span text:style-name="T62">GET</text:span></text:p>
      <text:p text:style-name="P86"/>
      <text:p text:style-name="P172"/>
      <text:p text:style-name="P173">RESPONSE</text:p>
      <text:p text:style-name="P122">{</text:p>
      <text:p text:style-name="P122"><text:s text:c="4"/>"success": true,</text:p>
      <text:p text:style-name="P122"><text:s text:c="4"/>"data": [</text:p>
      <text:p text:style-name="P122"><text:s text:c="8"/>{</text:p>
      <text:p text:style-name="P122"><text:s text:c="12"/>"id": 2,</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7:01.000Z",</text:p>
      <text:p text:style-name="P122"><text:s text:c="12"/>"updatedAt": "2020-04-04T16:27:01.000Z",</text:p>
      <text:p text:style-name="P122"><text:s text:c="12"/>"deletedAt": null</text:p>
      <text:p text:style-name="P122"><text:s text:c="8"/>},</text:p>
      <text:p text:style-name="P122"><text:s text:c="8"/>{</text:p>
      <text:p text:style-name="P122"><text:s text:c="12"/>"id": 1,</text:p>
      <text:p text:style-name="P122"><text:soft-page-break/><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6:05.000Z",</text:p>
      <text:p text:style-name="P122"><text:s text:c="12"/>"updatedAt": "2020-04-04T16:26:05.000Z",</text:p>
      <text:p text:style-name="P122"><text:s text:c="12"/>"deletedAt": null</text:p>
      <text:p text:style-name="P122"><text:s text:c="8"/>}</text:p>
      <text:p text:style-name="P122"><text:s text:c="4"/>],</text:p>
      <text:p text:style-name="P122"><text:s text:c="4"/>"count": 2</text:p>
      <text:p text:style-name="P122">}</text:p>
      <text:p text:style-name="P86"/>
      <text:p text:style-name="P169">23) Events <text:span text:style-name="T63">Add</text:span></text:p>
      <text:p text:style-name="P169"/>
      <text:p text:style-name="P169"><text:tab/></text:p>
      <text:p text:style-name="P37"><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44"/>
      <text:p text:style-name="P87"><text:span text:style-name="T1">METHOD</text:span> :<text:span text:style-name="T63">POST</text:span></text:p>
      <text:p text:style-name="P87"/>
      <text:p text:style-name="P174">Sample REQUEST</text:p>
      <text:p text:style-name="P123"/>
      <text:p text:style-name="P123">{</text:p>
      <text:p text:style-name="P186"/>
      <text:p text:style-name="P241">"pincode":"60017",</text:p>
      <text:p text:style-name="P241">"country":"China2",</text:p>
      <text:p text:style-name="P241">"state":"Tamil Nadu",</text:p>
      <text:p text:style-name="P241">"city":"Chennai",</text:p>
      <text:p text:style-name="P241">"time_zone":"IST",</text:p>
      <text:p text:style-name="P241">"start_time":"10:00",</text:p>
      <text:p text:style-name="P241">"end_time":"12:00",</text:p>
      <text:p text:style-name="P241"/>
      <text:p text:style-name="P123">"user_id":1,</text:p>
      <text:p text:style-name="P123">"name":"Food Festial 2020",</text:p>
      <text:p text:style-name="P123">"description":"test description",</text:p>
      <text:p text:style-name="P123">"start_date":"2020-10-10 00:00:00",</text:p>
      <text:p text:style-name="P123">"end_date":"2020-10-10 00:00:00",</text:p>
      <text:p text:style-name="P123">"category_id":"1",</text:p>
      <text:p text:style-name="P123">"category_name":"Food Festivals",</text:p>
      <text:p text:style-name="P123">"type":"offile",</text:p>
      <text:p text:style-name="P123">"event_visibility":"public",</text:p>
      <text:p text:style-name="P123"><text:soft-page-break/>"thumb_nail_img_dir":"/events/",</text:p>
      <text:p text:style-name="P123">"thumb_nail_img_name":"1.png",</text:p>
      <text:p text:style-name="P123">"img_dir":"/events/",</text:p>
      <text:p text:style-name="P123">"img_name":"1.png",</text:p>
      <text:p text:style-name="P123">"tags":"food festivals, adyar food",</text:p>
      <text:p text:style-name="P123">"venue_name":"hotel rain tree",</text:p>
      <text:p text:style-name="P123">"address_line_1":"no.2, adyar",</text:p>
      <text:p text:style-name="P123">"currency_id":"1",</text:p>
      <text:p text:style-name="P123">"event_tickets":[</text:p>
      <text:p text:style-name="P123"><text:tab/>{</text:p>
      <text:p text:style-name="P123"><text:tab/><text:tab/></text:p>
      <text:p text:style-name="P123"><text:tab/><text:tab/>"name":"SUper Doooper Ticket",</text:p>
      <text:p text:style-name="P123"><text:tab/><text:tab/>"slug":"super-dooper-ticket",</text:p>
      <text:p text:style-name="P123"><text:tab/><text:tab/>"description":"ticket Description",</text:p>
      <text:p text:style-name="P123"><text:tab/><text:tab/>"quantity":100,</text:p>
      <text:p text:style-name="P123"><text:tab/><text:tab/>"price":5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tab/><text:tab/>"name":"Early Bird Ticket",</text:p>
      <text:p text:style-name="P123"><text:tab/><text:tab/>"slug":"early-bird-ticket",</text:p>
      <text:p text:style-name="P123"><text:tab/><text:tab/>"description":"ticket Description",</text:p>
      <text:p text:style-name="P123"><text:tab/><text:tab/>"quantity":100,</text:p>
      <text:p text:style-name="P123"><text:tab/><text:tab/>"price":4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p>
      <text:p text:style-name="P125"/>
      <text:p text:style-name="P170">2<text:span text:style-name="T64">4</text:span>) Events <text:span text:style-name="T64">Update</text:span></text:p>
      <text:p text:style-name="P170"/>
      <text:p text:style-name="P38"><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45"/>
      <text:p text:style-name="P88"><text:span text:style-name="T1">METHOD</text:span> :<text:span text:style-name="T65">PUT</text:span></text:p>
      <text:p text:style-name="P88"/>
      <text:p text:style-name="P89"/>
      <text:p text:style-name="P175">Sample REQUEST</text:p>
      <text:p text:style-name="P124"/>
      <text:p text:style-name="P124">{</text:p>
      <text:p text:style-name="P186"/>
      <text:p text:style-name="P224">"pincode":"60017",</text:p>
      <text:p text:style-name="P224">"country":"China2",</text:p>
      <text:p text:style-name="P224">"state":"Tamil Nadu",</text:p>
      <text:p text:style-name="P224">"city":"Chennai",</text:p>
      <text:p text:style-name="P224">"time_zone":"IST",</text:p>
      <text:p text:style-name="P224">"start_time":"10:00",</text:p>
      <text:p text:style-name="P224">"end_time":"12:00",</text:p>
      <text:p text:style-name="P124">“<text:span text:style-name="T67">id</text:span>”:<text:span text:style-name="T67">1,</text:span></text:p>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text:soft-page-break/>"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p>
      <text:p text:style-name="P124"/>
      <text:p text:style-name="P124"/>
      <text:p text:style-name="P171">2<text:span text:style-name="T64">4</text:span>) <text:span text:style-name="T68">Image Upload</text:span></text:p>
      <text:p text:style-name="P39"><text:span text:style-name="T4">URL</text:span><text:span text:style-name="T61">: </text:span><text:span text:style-name="T43">http://127.0.0.1:8012/api/upload?folder_type=events&amp;file_type=image</text:span></text:p>
      <text:p text:style-name="P146"/>
      <text:p text:style-name="P90"><text:span text:style-name="T1">METHOD</text:span> : <text:span text:style-name="T69">POST</text:span></text:p>
      <text:p text:style-name="P90"/>
      <text:p text:style-name="P176">Sample Request:</text:p>
      <text:p text:style-name="P126"/>
      <text:p text:style-name="P126">file_data:&lt;file_upload_form_data&gt;</text:p>
      <text:p text:style-name="P126"/>
      <text:p text:style-name="P126"/>
      <text:p text:style-name="P177">Response:</text:p>
      <text:p text:style-name="P177"/>
      <text:p text:style-name="P177">{</text:p>
      <text:p text:style-name="P177"><text:s text:c="4"/>"success": true,</text:p>
      <text:p text:style-name="P177"><text:s text:c="4"/>"data": {</text:p>
      <text:p text:style-name="P177"><text:s text:c="8"/>"file_dir": "assets/events/",</text:p>
      <text:p text:style-name="P177"><text:s text:c="8"/>"file_name": "images.jpeg"</text:p>
      <text:p text:style-name="P177"><text:s text:c="4"/>}</text:p>
      <text:p text:style-name="P177">}</text:p>
      <text:p text:style-name="P177"/>
      <text:p text:style-name="P177"/>
      <text:p text:style-name="P178"><text:soft-page-break/>25) Event Detail</text:p>
      <text:p text:style-name="P178"/>
      <text:p text:style-name="P40"><text:span text:style-name="T4">URL</text:span><text:span text:style-name="T61">: </text:span><text:span text:style-name="T43">http://127.0.0.1:8012/api/events/19</text:span></text:p>
      <text:p text:style-name="P147"/>
      <text:p text:style-name="P94"><text:span text:style-name="T1">METHOD</text:span> : <text:span text:style-name="T70">GET</text:span></text:p>
      <text:p text:style-name="P94"/>
      <text:p text:style-name="P179">Sample Resposne:</text:p>
      <text:p text:style-name="P127">{</text:p>
      <text:p text:style-name="P127"><text:s text:c="4"/>"status": true,</text:p>
      <text:p text:style-name="P127"><text:s text:c="4"/>"data": {</text:p>
      <text:p text:style-name="P187"/>
      <text:p text:style-name="P127"><text:s text:c="8"/>"id": 19,</text:p>
      <text:p text:style-name="P127"><text:s text:c="8"/>"user_id": 1,</text:p>
      <text:p text:style-name="P127"><text:s text:c="8"/>"name": "Food Festial 20201",</text:p>
      <text:p text:style-name="P127"><text:s text:c="8"/>"slug": "food-festial-20201_12",</text:p>
      <text:p text:style-name="P127"><text:s text:c="8"/>"description": "test description",</text:p>
      <text:p text:style-name="P127"><text:s text:c="8"/>"start_date": "2020-10-09T18:30:00.000Z",</text:p>
      <text:p text:style-name="P127"><text:s text:c="8"/>"end_date": "2020-10-09T18:30:00.000Z",</text:p>
      <text:p text:style-name="P127"><text:s text:c="8"/>"type": "offile",</text:p>
      <text:p text:style-name="P127"><text:s text:c="8"/>"event_visibility": "public",</text:p>
      <text:p text:style-name="P127"><text:s text:c="8"/>"thumb_nail_img_dir": "/events/",</text:p>
      <text:p text:style-name="P127"><text:s text:c="8"/>"thumb_nail_img_name": "1.png",</text:p>
      <text:p text:style-name="P127"><text:s text:c="8"/>"img_dir": "/events/",</text:p>
      <text:p text:style-name="P127"><text:s text:c="8"/>"img_name": "1.png",</text:p>
      <text:p text:style-name="P127"><text:s text:c="8"/>"venue_name": "hotel rain tree",</text:p>
      <text:p text:style-name="P127"><text:s text:c="8"/>"address_line_1": "no.2, adyar",</text:p>
      <text:p text:style-name="P127"><text:s text:c="8"/>"address_line_2": null,</text:p>
      <text:p text:style-name="P127"><text:s text:c="8"/>"city": null,</text:p>
      <text:p text:style-name="P127"><text:s text:c="8"/>"city_id": 1,</text:p>
      <text:p text:style-name="P127"><text:s text:c="8"/>"lat": null,</text:p>
      <text:p text:style-name="P127"><text:s text:c="8"/>"long": null,</text:p>
      <text:p text:style-name="P127"><text:s text:c="8"/>"tags": "food festivals, adyar food",</text:p>
      <text:p text:style-name="P127"><text:s text:c="8"/>"category_name": "Food Festivals",</text:p>
      <text:p text:style-name="P127"><text:s text:c="8"/>"category_id": 1,</text:p>
      <text:p text:style-name="P127"><text:s text:c="8"/>"currency_id": 1,</text:p>
      <text:p text:style-name="P127"><text:s text:c="8"/>"status": "published",</text:p>
      <text:p text:style-name="P127"><text:s text:c="8"/>"createdAt": "2020-04-15T10:12:24.000Z",</text:p>
      <text:p text:style-name="P127"><text:s text:c="8"/>"updatedAt": "2020-04-15T10:12:24.000Z",</text:p>
      <text:p text:style-name="P127"><text:s text:c="8"/>"deletedAt": null,</text:p>
      <text:p text:style-name="P225"><text:s text:c="6"/>"pincode":"60017",</text:p>
      <text:p text:style-name="P225"><text:s text:c="6"/>"country":"China2",</text:p>
      <text:p text:style-name="P225"><text:s text:c="6"/>"state":"Tamil Nadu",</text:p>
      <text:p text:style-name="P225"><text:s text:c="6"/>"city":"Chennai",</text:p>
      <text:p text:style-name="P225"><text:s text:c="6"/>"time_zone":"IST",</text:p>
      <text:p text:style-name="P225"><text:s text:c="6"/>"start_time":"10:00",</text:p>
      <text:p text:style-name="P225"><text:s text:c="7"/>"end_time":"12:00",</text:p>
      <text:p text:style-name="P127"><text:s text:c="8"/>"user": {</text:p>
      <text:p text:style-name="P127"><text:s text:c="12"/>"first_name": "admin",</text:p>
      <text:p text:style-name="P127"><text:s text:c="12"/>"last_name": "a",</text:p>
      <text:p text:style-name="P127"><text:s text:c="12"/>"user_name": "admin"</text:p>
      <text:p text:style-name="P127"><text:s text:c="8"/>},</text:p>
      <text:p text:style-name="P127"><text:s text:c="8"/>"event_tags": [],</text:p>
      <text:p text:style-name="P127"><text:s text:c="8"/>"event_tickets": [</text:p>
      <text:p text:style-name="P127"><text:s text:c="12"/>{</text:p>
      <text:p text:style-name="P127"><text:s text:c="16"/>"id": 37,</text:p>
      <text:p text:style-name="P127"><text:s text:c="16"/>"event_id": 19,</text:p>
      <text:p text:style-name="P127"><text:s text:c="16"/>"name": "SUper Doooper Ticket id 1",</text:p>
      <text:p text:style-name="P127"><text:s text:c="16"/>"slug": "super-dooper-ticket",</text:p>
      <text:p text:style-name="P127"><text:s text:c="16"/>"description": "ticket Description",</text:p>
      <text:p text:style-name="P127"><text:s text:c="16"/>"quantity": 100,</text:p>
      <text:p text:style-name="P127"><text:soft-page-break/><text:s text:c="16"/>"price": 5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12"/>{</text:p>
      <text:p text:style-name="P127"><text:s text:c="16"/>"id": 38,</text:p>
      <text:p text:style-name="P127"><text:s text:c="16"/>"event_id": 19,</text:p>
      <text:p text:style-name="P127"><text:s text:c="16"/>"name": "Early Bird Ticket",</text:p>
      <text:p text:style-name="P127"><text:s text:c="16"/>"slug": "early-bird-ticket",</text:p>
      <text:p text:style-name="P127"><text:s text:c="16"/>"description": "ticket Description",</text:p>
      <text:p text:style-name="P127"><text:s text:c="16"/>"quantity": 100,</text:p>
      <text:p text:style-name="P127"><text:s text:c="16"/>"price": 4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8"/>]</text:p>
      <text:p text:style-name="P127"><text:s text:c="4"/>}</text:p>
      <text:p text:style-name="P182">}</text:p>
      <text:p text:style-name="P93"/>
      <text:p text:style-name="P179">26.Home Categories</text:p>
      <text:p text:style-name="P93"/>
      <text:p text:style-name="P41"><text:span text:style-name="T4">URL</text:span><text:span text:style-name="T61">: </text:span><text:span text:style-name="T43">http://127.0.0.1:8012/api/</text:span><text:span text:style-name="T44">home_categories</text:span></text:p>
      <text:p text:style-name="P148"/>
      <text:p text:style-name="P93"><text:span text:style-name="T1">METHOD</text:span> : <text:span text:style-name="T70">GET</text:span></text:p>
      <text:p text:style-name="P93"/>
      <text:p text:style-name="P179">Sample Response:</text:p>
      <text:p text:style-name="P128"/>
      <text:p text:style-name="P128">{</text:p>
      <text:p text:style-name="P128"><text:s text:c="4"/>"success": true,</text:p>
      <text:p text:style-name="P128"><text:s text:c="4"/>"data": [</text:p>
      <text:p text:style-name="P128"><text:s text:c="8"/>{</text:p>
      <text:p text:style-name="P128"><text:s text:c="12"/>"id": 1,</text:p>
      <text:p text:style-name="P128"><text:s text:c="12"/>"name": "Sports",</text:p>
      <text:p text:style-name="P128"><text:s text:c="12"/>"slug": "sports",</text:p>
      <text:p text:style-name="P128"><text:s text:c="12"/>"is_active": true,</text:p>
      <text:p text:style-name="P128"><text:s text:c="12"/>"image_path": null,</text:p>
      <text:p text:style-name="P128"><text:s text:c="12"/>"image_name": null,</text:p>
      <text:p text:style-name="P128"><text:s text:c="12"/>"event_count": 0,</text:p>
      <text:p text:style-name="P128"><text:s text:c="12"/>"createdAt": "2020-04-29T05:51:03.000Z",</text:p>
      <text:p text:style-name="P128"><text:s text:c="12"/>"updatedAt": "2020-04-29T05:51:03.000Z",</text:p>
      <text:p text:style-name="P128"><text:s text:c="12"/>"deletedAt": null</text:p>
      <text:p text:style-name="P128"><text:s text:c="8"/>},</text:p>
      <text:p text:style-name="P128"><text:s text:c="8"/>{</text:p>
      <text:p text:style-name="P128"><text:s text:c="12"/>"id": 2,</text:p>
      <text:p text:style-name="P128"><text:s text:c="12"/>"name": "Music",</text:p>
      <text:p text:style-name="P128"><text:s text:c="12"/>"slug": "music",</text:p>
      <text:p text:style-name="P128"><text:s text:c="12"/>"is_active": true,</text:p>
      <text:p text:style-name="P128"><text:s text:c="12"/>"image_path": null,</text:p>
      <text:p text:style-name="P128"><text:soft-page-break/><text:s text:c="12"/>"image_name": null,</text:p>
      <text:p text:style-name="P128"><text:s text:c="12"/>"event_count": 0,</text:p>
      <text:p text:style-name="P128"><text:s text:c="12"/>"createdAt": "2020-04-29T05:51:59.000Z",</text:p>
      <text:p text:style-name="P128"><text:s text:c="12"/>"updatedAt": "2020-04-29T05:51:59.000Z",</text:p>
      <text:p text:style-name="P128"><text:s text:c="12"/>"deletedAt": null</text:p>
      <text:p text:style-name="P128"><text:s text:c="8"/>}</text:p>
      <text:p text:style-name="P128"><text:s text:c="4"/>],</text:p>
      <text:p text:style-name="P128"><text:s text:c="4"/>"count": 2</text:p>
      <text:p text:style-name="P128">}</text:p>
      <text:p text:style-name="P93"/>
      <text:p text:style-name="P180">28.Home Popular Events</text:p>
      <text:p text:style-name="P180"/>
      <text:p text:style-name="P95"><text:tab/></text:p>
      <text:p text:style-name="P42"><text:span text:style-name="T4">URL</text:span><text:span text:style-name="T61">: </text:span><text:span text:style-name="T43">http://127.0.0.1:8012/api/</text:span><text:span text:style-name="T45">popular_events</text:span></text:p>
      <text:p text:style-name="P149"/>
      <text:p text:style-name="P95"><text:span text:style-name="T1">METHOD</text:span> : <text:span text:style-name="T70">GET</text:span></text:p>
      <text:p text:style-name="P95"/>
      <text:p text:style-name="P180">Sample Response:</text:p>
      <text:p text:style-name="P180"/>
      <text:p text:style-name="P129"/>
      <text:p text:style-name="P130">{</text:p>
      <text:p text:style-name="P130"><text:s text:c="4"/>"success": true,</text:p>
      <text:p text:style-name="P130"><text:s text:c="4"/>"data": [</text:p>
      <text:p text:style-name="P130"><text:s text:c="8"/>{</text:p>
      <text:p text:style-name="P130"><text:s text:c="12"/>"id": 1,</text:p>
      <text:p text:style-name="P130"><text:s text:c="12"/>"user_id": 1,</text:p>
      <text:p text:style-name="P130"><text:s text:c="12"/>"name": "Lorem Ipsum is simply dummy",</text:p>
      <text:p text:style-name="P130"><text:s text:c="12"/>"slug": "lorem-ipsum-is-simply-dummy",</text:p>
      <text:p text:style-name="P13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0"><text:s text:c="12"/>"start_date": "2020-04-29T12:45:00.000Z",</text:p>
      <text:p text:style-name="P130"><text:s text:c="12"/>"end_date": "2020-04-29T11:55:00.000Z",</text:p>
      <text:p text:style-name="P130"><text:s text:c="12"/>"type": "online",</text:p>
      <text:p text:style-name="P130"><text:s text:c="12"/>"event_visibility": "public",</text:p>
      <text:p text:style-name="P130"><text:s text:c="12"/>"thumb_nail_img_dir": "assets/events/",</text:p>
      <text:p text:style-name="P130"><text:s text:c="12"/>"thumb_nail_img_name": "1588177677347_https___cdnevbuccom_images_96944440_432371562_1_originaljpeg",</text:p>
      <text:p text:style-name="P130"><text:s text:c="12"/>"img_dir": "assets/events/",</text:p>
      <text:p text:style-name="P130"><text:s text:c="12"/>"img_name": "1588177681109_https___cdnevbuccom_images_98653820_432371562_1_originaljpeg",</text:p>
      <text:p text:style-name="P130"><text:s text:c="12"/>"venue_name": "hello",</text:p>
      <text:p text:style-name="P130"><text:s text:c="12"/>"address_line_1": "Kamla Market,Ajmeri Gate,New Delhi",</text:p>
      <text:p text:style-name="P130"><text:s text:c="12"/>"address_line_2": null,</text:p>
      <text:p text:style-name="P130"><text:s text:c="12"/>"city": null,</text:p>
      <text:p text:style-name="P130"><text:s text:c="12"/>"city_id": 1,</text:p>
      <text:p text:style-name="P130"><text:s text:c="12"/>"lat": "28.6400587",</text:p>
      <text:p text:style-name="P130"><text:s text:c="12"/>"long": "77.2231445",</text:p>
      <text:p text:style-name="P130"><text:s text:c="12"/>"tags": "music",</text:p>
      <text:p text:style-name="P130"><text:s text:c="12"/>"category_name": "Sports",</text:p>
      <text:p text:style-name="P130"><text:s text:c="12"/>"category_id": 1,</text:p>
      <text:p text:style-name="P130"><text:s text:c="12"/>"currency_id": 1,</text:p>
      <text:p text:style-name="P130"><text:s text:c="12"/>"status": "published",</text:p>
      <text:p text:style-name="P130"><text:s text:c="12"/>"is_popular": true,</text:p>
      <text:p text:style-name="P130"><text:s text:c="12"/>"createdAt": "2020-04-29T16:30:58.000Z",</text:p>
      <text:p text:style-name="P130"><text:s text:c="12"/>"updatedAt": "2020-04-29T16:30:58.000Z",</text:p>
      <text:p text:style-name="P130"><text:soft-page-break/><text:s text:c="12"/>"deletedAt": null</text:p>
      <text:p text:style-name="P130"><text:s text:c="8"/>}</text:p>
      <text:p text:style-name="P130"><text:s text:c="4"/>],</text:p>
      <text:p text:style-name="P130"><text:s text:c="4"/>"count": 1</text:p>
      <text:p text:style-name="P130">}</text:p>
      <text:p text:style-name="P96"/>
      <text:p text:style-name="P96"><text:span text:style-name="T6">2</text:span><text:span text:style-name="T7">9</text:span><text:span text:style-name="T6">.Home </text:span><text:span text:style-name="T8">Page</text:span><text:span text:style-name="T6"> Events</text:span></text:p>
      <text:p text:style-name="P206"/>
      <text:p text:style-name="P150"><text:span text:style-name="T11">METHOD : </text:span><text:span text:style-name="T10">G</text:span><text:span text:style-name="T11">ET </text:span></text:p>
      <text:p text:style-name="P150"><text:span text:style-name="T11">URL : </text:span><text:a xlink:type="simple" xlink:href="http://127.0.0.1:8012/api/home_events" text:style-name="Internet_20_link" text:visited-style-name="Visited_20_Internet_20_Link"><text:span text:style-name="T1">http://127.0.0.1:8012/api/home_events</text:span></text:a></text:p>
      <text:p text:style-name="P214"/>
      <text:p text:style-name="P214">Sample Response:</text:p>
      <text:p text:style-name="P214"/>
      <text:p text:style-name="P188">{</text:p>
      <text:p text:style-name="P188"><text:s text:c="4"/>"success": true,</text:p>
      <text:p text:style-name="P188"><text:s text:c="4"/>"data": [</text:p>
      <text:p text:style-name="P188"><text:s text:c="8"/>{</text:p>
      <text:p text:style-name="P188"><text:s text:c="12"/>"id": 1,</text:p>
      <text:p text:style-name="P188"><text:s text:c="12"/>"user_id": 1,</text:p>
      <text:p text:style-name="P188"><text:s text:c="12"/>"name": "Lorem Ipsum is simply dummy",</text:p>
      <text:p text:style-name="P188"><text:s text:c="12"/>"slug": "lorem-ipsum-is-simply-dummy",</text:p>
      <text:p text:style-name="P188"><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88"><text:s text:c="12"/>"start_date": "2020-04-29T12:45:00.000Z",</text:p>
      <text:p text:style-name="P188"><text:s text:c="12"/>"end_date": "2020-04-29T11:55:00.000Z",</text:p>
      <text:p text:style-name="P188"><text:s text:c="12"/>"type": "online",</text:p>
      <text:p text:style-name="P188"><text:s text:c="12"/>"event_visibility": "public",</text:p>
      <text:p text:style-name="P188"><text:s text:c="12"/>"thumb_nail_img_dir": "assets/events/",</text:p>
      <text:p text:style-name="P188"><text:s text:c="12"/>"thumb_nail_img_name": "1588177677347_https___cdnevbuccom_images_96944440_432371562_1_originaljpeg",</text:p>
      <text:p text:style-name="P188"><text:s text:c="12"/>"img_dir": "assets/events/",</text:p>
      <text:p text:style-name="P188"><text:s text:c="12"/>"img_name": "1588177681109_https___cdnevbuccom_images_98653820_432371562_1_originaljpeg",</text:p>
      <text:p text:style-name="P188"><text:s text:c="12"/>"venue_name": "hello",</text:p>
      <text:p text:style-name="P188"><text:s text:c="12"/>"address_line_1": "Kamla Market,Ajmeri Gate,New Delhi",</text:p>
      <text:p text:style-name="P188"><text:s text:c="12"/>"address_line_2": null,</text:p>
      <text:p text:style-name="P188"><text:s text:c="12"/>"city": null,</text:p>
      <text:p text:style-name="P188"><text:s text:c="12"/>"city_id": 1,</text:p>
      <text:p text:style-name="P188"><text:s text:c="12"/>"lat": "28.6400587",</text:p>
      <text:p text:style-name="P188"><text:s text:c="12"/>"long": "77.2231445",</text:p>
      <text:p text:style-name="P188"><text:s text:c="12"/>"tags": "music",</text:p>
      <text:p text:style-name="P188"><text:s text:c="12"/>"category_name": "Sports",</text:p>
      <text:p text:style-name="P188"><text:s text:c="12"/>"category_id": 1,</text:p>
      <text:p text:style-name="P188"><text:s text:c="12"/>"currency_id": 1,</text:p>
      <text:p text:style-name="P188"><text:s text:c="12"/>"status": "published",</text:p>
      <text:p text:style-name="P188"><text:s text:c="12"/>"is_popular": true,</text:p>
      <text:p text:style-name="P188"><text:s text:c="12"/>"createdAt": "2020-04-29T16:30:58.000Z",</text:p>
      <text:p text:style-name="P188"><text:s text:c="12"/>"updatedAt": "2020-04-29T16:30:58.000Z",</text:p>
      <text:p text:style-name="P188"><text:s text:c="12"/>"deletedAt": null</text:p>
      <text:p text:style-name="P188"><text:s text:c="8"/>}</text:p>
      <text:p text:style-name="P188"><text:s text:c="4"/>],</text:p>
      <text:p text:style-name="P188"><text:s text:c="4"/>"count": 1</text:p>
      <text:p text:style-name="P188">}</text:p>
      <text:p text:style-name="P188"/>
      <text:p text:style-name="P97"><text:span text:style-name="T6">2</text:span><text:span text:style-name="T7">9</text:span><text:span text:style-name="T6">.</text:span><text:span text:style-name="T14">Search </text:span><text:span text:style-name="T6">Events</text:span></text:p>
      <text:p text:style-name="P207"><text:soft-page-break/></text:p>
      <text:p text:style-name="P151"><text:span text:style-name="T11">METHOD : </text:span><text:span text:style-name="T10">G</text:span><text:span text:style-name="T11">ET </text:span></text:p>
      <text:p text:style-name="P215">URL : http://127.0.0.1:8012/api/search_events</text:p>
      <text:p text:style-name="P215"/>
      <text:p text:style-name="P215">Sample Response:</text:p>
      <text:p text:style-name="P189"/>
      <text:p text:style-name="P191">{</text:p>
      <text:p text:style-name="P191"><text:s text:c="4"/>"success": true,</text:p>
      <text:p text:style-name="P191"><text:s text:c="4"/>"data": [</text:p>
      <text:p text:style-name="P191"><text:s text:c="8"/>{</text:p>
      <text:p text:style-name="P191"><text:s text:c="12"/>"id": 1,</text:p>
      <text:p text:style-name="P191"><text:s text:c="12"/>"user_id": 1,</text:p>
      <text:p text:style-name="P191"><text:s text:c="12"/>"name": "Lorem Ipsum is simply dummy",</text:p>
      <text:p text:style-name="P191"><text:s text:c="12"/>"slug": "lorem-ipsum-is-simply-dummy",</text:p>
      <text:p text:style-name="P191"><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1"><text:s text:c="12"/>"start_date": "2020-04-29T12:45:00.000Z",</text:p>
      <text:p text:style-name="P191"><text:s text:c="12"/>"end_date": "2020-04-29T11:55:00.000Z",</text:p>
      <text:p text:style-name="P191"><text:s text:c="12"/>"type": "online",</text:p>
      <text:p text:style-name="P191"><text:s text:c="12"/>"event_visibility": "public",</text:p>
      <text:p text:style-name="P191"><text:s text:c="12"/>"thumb_nail_img_dir": "assets/events/",</text:p>
      <text:p text:style-name="P191"><text:s text:c="12"/>"thumb_nail_img_name": "1588177677347_https___cdnevbuccom_images_96944440_432371562_1_originaljpeg",</text:p>
      <text:p text:style-name="P191"><text:s text:c="12"/>"img_dir": "assets/events/",</text:p>
      <text:p text:style-name="P191"><text:s text:c="12"/>"img_name": "1588177681109_https___cdnevbuccom_images_98653820_432371562_1_originaljpeg",</text:p>
      <text:p text:style-name="P191"><text:s text:c="12"/>"venue_name": "hello",</text:p>
      <text:p text:style-name="P191"><text:s text:c="12"/>"address_line_1": "Kamla Market,Ajmeri Gate,New Delhi",</text:p>
      <text:p text:style-name="P191"><text:s text:c="12"/>"address_line_2": null,</text:p>
      <text:p text:style-name="P191"><text:s text:c="12"/>"city": null,</text:p>
      <text:p text:style-name="P191"><text:s text:c="12"/>"city_id": 1,</text:p>
      <text:p text:style-name="P191"><text:s text:c="12"/>"lat": "28.6400587",</text:p>
      <text:p text:style-name="P191"><text:s text:c="12"/>"long": "77.2231445",</text:p>
      <text:p text:style-name="P191"><text:s text:c="12"/>"tags": "music",</text:p>
      <text:p text:style-name="P191"><text:s text:c="12"/>"category_name": "Sports",</text:p>
      <text:p text:style-name="P191"><text:s text:c="12"/>"category_id": 1,</text:p>
      <text:p text:style-name="P191"><text:s text:c="12"/>"currency_id": 1,</text:p>
      <text:p text:style-name="P191"><text:s text:c="12"/>"status": "published",</text:p>
      <text:p text:style-name="P191"><text:s text:c="12"/>"is_popular": true,</text:p>
      <text:p text:style-name="P191"><text:s text:c="12"/>"createdAt": "2020-04-29T16:30:58.000Z",</text:p>
      <text:p text:style-name="P191"><text:s text:c="12"/>"updatedAt": "2020-04-29T16:30:58.000Z",</text:p>
      <text:p text:style-name="P191"><text:s text:c="12"/>"deletedAt": null</text:p>
      <text:p text:style-name="P191"><text:s text:c="8"/>}</text:p>
      <text:p text:style-name="P191"><text:s text:c="4"/>],</text:p>
      <text:p text:style-name="P191"><text:s text:c="4"/>"count": 1</text:p>
      <text:p text:style-name="P191">}</text:p>
      <text:p text:style-name="P191"/>
      <text:p text:style-name="P190"/>
      <text:p text:style-name="P98"><text:span text:style-name="T6">2</text:span><text:span text:style-name="T7">9</text:span><text:span text:style-name="T6">.Events </text:span><text:span text:style-name="T15">Details</text:span></text:p>
      <text:p text:style-name="P208"/>
      <text:p text:style-name="P152"><text:span text:style-name="T11">METHOD : </text:span><text:span text:style-name="T10">G</text:span><text:span text:style-name="T11">ET </text:span></text:p>
      <text:p text:style-name="P216">URL : http://127.0.0.1:8012/api/event_details?event_id=1</text:p>
      <text:p text:style-name="P216"/>
      <text:p text:style-name="P216">Sample Response:</text:p>
      <text:p text:style-name="P216"/>
      <text:p text:style-name="P192"><text:soft-page-break/>{</text:p>
      <text:p text:style-name="P192"><text:s text:c="4"/>"success": true,</text:p>
      <text:p text:style-name="P192"><text:s text:c="4"/>"data": {</text:p>
      <text:p text:style-name="P192"><text:s text:c="8"/>"id": 1,</text:p>
      <text:p text:style-name="P192"><text:s text:c="8"/>"user_id": 1,</text:p>
      <text:p text:style-name="P192"><text:s text:c="8"/>"name": "Lorem Ipsum is simply dummy",</text:p>
      <text:p text:style-name="P192"><text:s text:c="8"/>"slug": "lorem-ipsum-is-simply-dummy",</text:p>
      <text:p text:style-name="P192"><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2"><text:s text:c="8"/>"start_date": "2020-04-29T12:45:00.000Z",</text:p>
      <text:p text:style-name="P192"><text:s text:c="8"/>"end_date": "2020-04-29T11:55:00.000Z",</text:p>
      <text:p text:style-name="P192"><text:s text:c="8"/>"type": "online",</text:p>
      <text:p text:style-name="P192"><text:s text:c="8"/>"event_visibility": "public",</text:p>
      <text:p text:style-name="P192"><text:s text:c="8"/>"thumb_nail_img_dir": "assets/events/",</text:p>
      <text:p text:style-name="P192"><text:s text:c="8"/>"thumb_nail_img_name": "1588177677347_https___cdnevbuccom_images_96944440_432371562_1_originaljpeg",</text:p>
      <text:p text:style-name="P192"><text:s text:c="8"/>"img_dir": "assets/events/",</text:p>
      <text:p text:style-name="P192"><text:s text:c="8"/>"img_name": "1588177681109_https___cdnevbuccom_images_98653820_432371562_1_originaljpeg",</text:p>
      <text:p text:style-name="P192"><text:s text:c="8"/>"venue_name": "hello",</text:p>
      <text:p text:style-name="P192"><text:s text:c="8"/>"address_line_1": "Kamla Market,Ajmeri Gate,New Delhi",</text:p>
      <text:p text:style-name="P192"><text:s text:c="8"/>"address_line_2": null,</text:p>
      <text:p text:style-name="P192"><text:s text:c="8"/>"city": null,</text:p>
      <text:p text:style-name="P192"><text:s text:c="8"/>"city_id": 1,</text:p>
      <text:p text:style-name="P192"><text:s text:c="8"/>"lat": "28.6400587",</text:p>
      <text:p text:style-name="P192"><text:s text:c="8"/>"long": "77.2231445",</text:p>
      <text:p text:style-name="P192"><text:s text:c="8"/>"tags": "music",</text:p>
      <text:p text:style-name="P192"><text:s text:c="8"/>"category_name": "Sports",</text:p>
      <text:p text:style-name="P192"><text:s text:c="8"/>"category_id": 1,</text:p>
      <text:p text:style-name="P192"><text:s text:c="8"/>"currency_id": 1,</text:p>
      <text:p text:style-name="P192"><text:s text:c="8"/>"status": "published",</text:p>
      <text:p text:style-name="P192"><text:s text:c="8"/>"is_popular": true,</text:p>
      <text:p text:style-name="P192"><text:s text:c="8"/>"createdAt": "2020-04-29T16:30:58.000Z",</text:p>
      <text:p text:style-name="P192"><text:s text:c="8"/>"updatedAt": "2020-04-29T16:30:58.000Z",</text:p>
      <text:p text:style-name="P192"><text:s text:c="8"/>"deletedAt": null,</text:p>
      <text:p text:style-name="P192"><text:s text:c="8"/>"event_tickets": [</text:p>
      <text:p text:style-name="P192"><text:s text:c="12"/>{</text:p>
      <text:p text:style-name="P192"><text:s text:c="16"/>"id": 1,</text:p>
      <text:p text:style-name="P192"><text:s text:c="16"/>"event_id": 1,</text:p>
      <text:p text:style-name="P192"><text:s text:c="16"/>"name": "Standarad Ticket",</text:p>
      <text:p text:style-name="P192"><text:s text:c="16"/>"slug": "lorem-ipsum-is-simply-dummy",</text:p>
      <text:p text:style-name="P192"><text:s text:c="16"/>"description": "test",</text:p>
      <text:p text:style-name="P192"><text:s text:c="16"/>"quantity": 5000,</text:p>
      <text:p text:style-name="P192"><text:s text:c="16"/>"price": 100,</text:p>
      <text:p text:style-name="P192"><text:s text:c="16"/>"start_date": "2020-04-30T00:00:00.000Z",</text:p>
      <text:p text:style-name="P192"><text:s text:c="16"/>"end_date": "2020-04-29T00:00:00.000Z",</text:p>
      <text:p text:style-name="P192"><text:s text:c="16"/>"min_per_booking": 1,</text:p>
      <text:p text:style-name="P192"><text:s text:c="16"/>"max_per_booking": 5,</text:p>
      <text:p text:style-name="P192"><text:s text:c="16"/>"message_to_attendee": null,</text:p>
      <text:p text:style-name="P192"><text:s text:c="16"/>"createdAt": "2020-04-29T16:30:58.000Z",</text:p>
      <text:p text:style-name="P192"><text:s text:c="16"/>"updatedAt": "2020-04-29T16:30:58.000Z",</text:p>
      <text:p text:style-name="P192"><text:s text:c="16"/>"deletedAt": null</text:p>
      <text:p text:style-name="P192"><text:s text:c="12"/>}</text:p>
      <text:p text:style-name="P192"><text:s text:c="8"/>]</text:p>
      <text:p text:style-name="P192"><text:s text:c="4"/>}</text:p>
      <text:p text:style-name="P192"><text:soft-page-break/>}</text:p>
      <text:p text:style-name="P192"/>
      <text:p text:style-name="P192"/>
      <text:p text:style-name="P192"/>
      <text:p text:style-name="P99"><text:span text:style-name="T16">30</text:span><text:span text:style-name="T6">.</text:span><text:span text:style-name="T16">Place Order </text:span></text:p>
      <text:p text:style-name="P209"/>
      <text:p text:style-name="P153"><text:span text:style-name="T11">METHOD : </text:span><text:span text:style-name="T12">POST</text:span></text:p>
      <text:p text:style-name="P218">URL : <text:a xlink:type="simple" xlink:href="http://127.0.0.1:8012/api/place" text:style-name="Internet_20_link" text:visited-style-name="Visited_20_Internet_20_Link">http://127.0.0.1:8012/api/</text:a><text:span text:style-name="T74">place_order</text:span></text:p>
      <text:p text:style-name="P217"/>
      <text:p text:style-name="P154"><text:span text:style-name="T9">Sample R</text:span><text:span text:style-name="T12">EQUEST</text:span><text:span text:style-name="T9">:</text:span></text:p>
      <text:p text:style-name="P217"/>
      <text:p text:style-name="P193">{</text:p>
      <text:p text:style-name="P193">"stripe_token":"6666yyyddsd8999",</text:p>
      <text:p text:style-name="P193">"email":"damovenkatesh@gmail.com",</text:p>
      <text:p text:style-name="P193">"customer_name":"Dhamo",</text:p>
      <text:p text:style-name="P193">"payment_type":"stripe",</text:p>
      <text:p text:style-name="P193">"event_id":1,</text:p>
      <text:p text:style-name="P193">"user_id":1,</text:p>
      <text:p text:style-name="P193">"ticket_details":[</text:p>
      <text:p text:style-name="P193"><text:tab/>{</text:p>
      <text:p text:style-name="P193"><text:tab/><text:tab/>"ticket_id":1,</text:p>
      <text:p text:style-name="P193"><text:tab/><text:tab/>"quantity":2</text:p>
      <text:p text:style-name="P193"><text:tab/>},</text:p>
      <text:p text:style-name="P193"><text:tab/>{</text:p>
      <text:p text:style-name="P193"><text:tab/><text:tab/>"ticket_id":2,</text:p>
      <text:p text:style-name="P193"><text:tab/><text:tab/>"quantity":2</text:p>
      <text:p text:style-name="P193"><text:tab/>}</text:p>
      <text:p text:style-name="P193">],</text:p>
      <text:p text:style-name="P193">"event_attenders":[</text:p>
      <text:p text:style-name="P193"><text:tab/>{</text:p>
      <text:p text:style-name="P193"><text:tab/><text:tab/><text:tab/>"event_id":1,</text:p>
      <text:p text:style-name="P193"><text:tab/><text:tab/><text:tab/>"event_ticket_id":2,</text:p>
      <text:p text:style-name="P193"><text:tab/><text:tab/><text:tab/>"name":"Dhamo",</text:p>
      <text:p text:style-name="P193"><text:tab/><text:tab/><text:tab/>"email":"Dhamo@gmail.com",</text:p>
      <text:p text:style-name="P193"><text:tab/><text:tab/><text:tab/>"mobile_no":"9791447542",</text:p>
      <text:p text:style-name="P193"><text:tab/><text:tab/><text:tab/>"company_name":"constient",</text:p>
      <text:p text:style-name="P193"><text:tab/><text:tab/><text:tab/>"destination":"System Engg",</text:p>
      <text:p text:style-name="P193"><text:tab/><text:tab/><text:tab/>"city":"Chennai"</text:p>
      <text:p text:style-name="P193"><text:tab/><text:tab/>},</text:p>
      <text:p text:style-name="P193"><text:tab/><text:tab/>{</text:p>
      <text:p text:style-name="P193"><text:tab/><text:tab/><text:tab/></text:p>
      <text:p text:style-name="P193"><text:tab/><text:tab/><text:tab/>"event_id":1,</text:p>
      <text:p text:style-name="P193"><text:tab/><text:tab/><text:tab/>"event_ticket_id":2,</text:p>
      <text:p text:style-name="P193"><text:tab/><text:tab/><text:tab/>"name":"Dhamo1",</text:p>
      <text:p text:style-name="P193"><text:tab/><text:tab/><text:tab/>"email":"Dhamo1@gmail.com",</text:p>
      <text:p text:style-name="P193"><text:tab/><text:tab/><text:tab/>"mobile_no":"97914475421",</text:p>
      <text:p text:style-name="P193"><text:tab/><text:tab/><text:tab/>"company_name":"constient",</text:p>
      <text:p text:style-name="P193"><text:tab/><text:tab/><text:tab/>"destination":"System Engg1",</text:p>
      <text:p text:style-name="P193"><text:tab/><text:tab/><text:tab/>"city":"Chennai"</text:p>
      <text:p text:style-name="P193"><text:tab/><text:tab/>}</text:p>
      <text:p text:style-name="P193"><text:tab/></text:p>
      <text:p text:style-name="P193"><text:tab/>]</text:p>
      <text:p text:style-name="P193">}</text:p>
      <text:p text:style-name="P217"/>
      <text:p text:style-name="P222">Sample Response</text:p>
      <text:p text:style-name="P222">{</text:p>
      <text:p text:style-name="P222"><text:tab/>success:true,</text:p>
      <text:p text:style-name="P222"><text:tab/>message:”Order Placed Sucessfully”</text:p>
      <text:p text:style-name="P222">}</text:p>
      <text:p text:style-name="P222"/>
      <text:p text:style-name="P222"><text:soft-page-break/></text:p>
      <text:p text:style-name="P226">30) <text:span text:style-name="T75">Admin Order List</text:span></text:p>
      <text:p text:style-name="P226"/>
      <text:p text:style-name="P210"/>
      <text:p text:style-name="P200"><text:span text:style-name="T11">METHOD : </text:span><text:span text:style-name="T13">GET</text:span></text:p>
      <text:p text:style-name="P219">URL : <text:a xlink:type="simple" xlink:href="http://127.0.0.1:8012/api/orders" text:style-name="Internet_20_link" text:visited-style-name="Visited_20_Internet_20_Link">http://127.0.0.1:8012/api/</text:a><text:a xlink:type="simple" xlink:href="http://127.0.0.1:8012/api/orders" text:style-name="Internet_20_link" text:visited-style-name="Visited_20_Internet_20_Link"><text:span text:style-name="T76">orders</text:span></text:a></text:p>
      <text:p text:style-name="P219"/>
      <text:p text:style-name="P219"/>
      <text:p text:style-name="P229">Sample Response:</text:p>
      <text:p text:style-name="P229"/>
      <text:p text:style-name="P194">{</text:p>
      <text:p text:style-name="P194"><text:s text:c="4"/>"success": true,</text:p>
      <text:p text:style-name="P194"><text:s text:c="4"/>"data": [</text:p>
      <text:p text:style-name="P194"><text:s text:c="8"/>{</text:p>
      <text:p text:style-name="P194"><text:s text:c="12"/>"id": 2,</text:p>
      <text:p text:style-name="P194"><text:s text:c="12"/>"user_id": 1,</text:p>
      <text:p text:style-name="P194"><text:s text:c="12"/>"event_user_id": 1,</text:p>
      <text:p text:style-name="P194"><text:s text:c="12"/>"event_id": 1,</text:p>
      <text:p text:style-name="P194"><text:s text:c="12"/>"currency_id": 1,</text:p>
      <text:p text:style-name="P194"><text:s text:c="12"/>"no_of_tickets": 4,</text:p>
      <text:p text:style-name="P194"><text:s text:c="12"/>"total_amount": 2000,</text:p>
      <text:p text:style-name="P194"><text:s text:c="12"/>"transaction_id": "ch_1GelBlCUm7aWueh98Jgc5jZl",</text:p>
      <text:p text:style-name="P194"><text:s text:c="12"/>"payment_source": "Stripe Payment",</text:p>
      <text:p text:style-name="P194"><text:s text:c="12"/>"status": "succeeded",</text:p>
      <text:p text:style-name="P194"><text:s text:c="12"/>"createdAt": "2020-05-03T17:01:14.000Z",</text:p>
      <text:p text:style-name="P194"><text:s text:c="12"/>"updatedAt": "2020-05-03T17:01:14.000Z",</text:p>
      <text:p text:style-name="P194"><text:s text:c="12"/>"deletedAt": null,</text:p>
      <text:p text:style-name="P194"><text:s text:c="12"/>"event_order_items": [</text:p>
      <text:p text:style-name="P194"><text:s text:c="16"/>{</text:p>
      <text:p text:style-name="P194"><text:s text:c="20"/>"id": 4,</text:p>
      <text:p text:style-name="P194"><text:s text:c="20"/>"event_order_id": 2,</text:p>
      <text:p text:style-name="P194"><text:s text:c="20"/>"event_ticket_id": 1,</text:p>
      <text:p text:style-name="P194"><text:s text:c="20"/>"no_of_tickets": 2,</text:p>
      <text:p text:style-name="P194"><text:s text:c="20"/>"amount": 100,</text:p>
      <text:p text:style-name="P194"><text:s text:c="20"/>"total_amount": 200,</text:p>
      <text:p text:style-name="P194"><text:s text:c="20"/>"createdAt": "2020-05-03T17:01:14.000Z",</text:p>
      <text:p text:style-name="P194"><text:s text:c="20"/>"updatedAt": "2020-05-03T17:01:14.000Z",</text:p>
      <text:p text:style-name="P194"><text:s text:c="20"/>"deletedAt": null</text:p>
      <text:p text:style-name="P194"><text:s text:c="16"/>},</text:p>
      <text:p text:style-name="P194"><text:s text:c="16"/>{</text:p>
      <text:p text:style-name="P194"><text:s text:c="20"/>"id": 3,</text:p>
      <text:p text:style-name="P194"><text:s text:c="20"/>"event_order_id": 2,</text:p>
      <text:p text:style-name="P194"><text:s text:c="20"/>"event_ticket_id": 2,</text:p>
      <text:p text:style-name="P194"><text:s text:c="20"/>"no_of_tickets": 2,</text:p>
      <text:p text:style-name="P194"><text:s text:c="20"/>"amount": 900,</text:p>
      <text:p text:style-name="P194"><text:s text:c="20"/>"total_amount": 1800,</text:p>
      <text:p text:style-name="P194"><text:s text:c="20"/>"createdAt": "2020-05-03T17:01:14.000Z",</text:p>
      <text:p text:style-name="P194"><text:s text:c="20"/>"updatedAt": "2020-05-03T17:01:14.000Z",</text:p>
      <text:p text:style-name="P194"><text:s text:c="20"/>"deletedAt": null</text:p>
      <text:p text:style-name="P194"><text:s text:c="16"/>}</text:p>
      <text:p text:style-name="P194"><text:s text:c="12"/>],</text:p>
      <text:p text:style-name="P194"><text:s text:c="12"/>"user": {</text:p>
      <text:p text:style-name="P194"><text:s text:c="16"/>"id": 1,</text:p>
      <text:p text:style-name="P194"><text:s text:c="16"/>"first_name": "admin",</text:p>
      <text:p text:style-name="P194"><text:s text:c="16"/>"last_name": "a",</text:p>
      <text:p text:style-name="P194"><text:s text:c="16"/>"user_name": "admin",</text:p>
      <text:p text:style-name="P194"><text:s text:c="16"/>"password": "$2b$04$a5xX4zSNe7/nB7WDuyQHS.HiWJ/tD5Q7JrhZuJaVn/71wWgE73BKm",</text:p>
      <text:p text:style-name="P194"><text:s text:c="16"/>"gender": 1,</text:p>
      <text:p text:style-name="P194"><text:s text:c="16"/>"dob": "1994-12-22",</text:p>
      <text:p text:style-name="P194"><text:s text:c="16"/>"email": "admin@event.com",</text:p>
      <text:p text:style-name="P194"><text:soft-page-break/><text:s text:c="16"/>"area_code": "+91",</text:p>
      <text:p text:style-name="P194"><text:s text:c="16"/>"mobile_no": "9791447542",</text:p>
      <text:p text:style-name="P194"><text:s text:c="16"/>"address_1": "address 1",</text:p>
      <text:p text:style-name="P194"><text:s text:c="16"/>"address_2": "address 2",</text:p>
      <text:p text:style-name="P194"><text:s text:c="16"/>"role_id": 1,</text:p>
      <text:p text:style-name="P194"><text:s text:c="16"/>"city": "chennai",</text:p>
      <text:p text:style-name="P194"><text:s text:c="16"/>"state": "TN",</text:p>
      <text:p text:style-name="P194"><text:s text:c="16"/>"pincode": 600004,</text:p>
      <text:p text:style-name="P194"><text:s text:c="16"/>"country": "India",</text:p>
      <text:p text:style-name="P194"><text:s text:c="16"/>"createdAt": "2020-04-29T11:13:30.000Z",</text:p>
      <text:p text:style-name="P194"><text:s text:c="16"/>"updatedAt": "2020-05-03T16:54:32.000Z",</text:p>
      <text:p text:style-name="P194"><text:s text:c="16"/>"deletedAt": null,</text:p>
      <text:p text:style-name="P194"><text:s text:c="16"/>"is_active": true,</text:p>
      <text:p text:style-name="P194"><text:s text:c="16"/>"is_admin": false,</text:p>
      <text:p text:style-name="P194"><text:s text:c="16"/>"is_login": true,</text:p>
      <text:p text:style-name="P194"><text:s text:c="16"/>"last_login": "2020-05-03T16:54:32.000Z",</text:p>
      <text:p text:style-name="P194"><text:s text:c="16"/>"token_expiry_hours": "6",</text:p>
      <text:p text:style-name="P194"><text:s text:c="16"/>"forgot_pass_token": null,</text:p>
      <text:p text:style-name="P194"><text:s text:c="16"/>"forgot_pass_date": null,</text:p>
      <text:p text:style-name="P194"><text:s text:c="16"/>"forgot_pass_exp_timestamp": null,</text:p>
      <text:p text:style-name="P194"><text:s text:c="16"/>"user_type": null</text:p>
      <text:p text:style-name="P194"><text:s text:c="12"/>}</text:p>
      <text:p text:style-name="P194"><text:s text:c="8"/>},</text:p>
      <text:p text:style-name="P194"><text:s text:c="8"/>{</text:p>
      <text:p text:style-name="P194"><text:s text:c="12"/>"id": 1,</text:p>
      <text:p text:style-name="P194"><text:s text:c="12"/>"user_id": 1,</text:p>
      <text:p text:style-name="P194"><text:s text:c="12"/>"event_user_id": 1,</text:p>
      <text:p text:style-name="P194"><text:s text:c="12"/>"event_id": 1,</text:p>
      <text:p text:style-name="P194"><text:s text:c="12"/>"currency_id": 1,</text:p>
      <text:p text:style-name="P194"><text:s text:c="12"/>"no_of_tickets": 22,</text:p>
      <text:p text:style-name="P194"><text:s text:c="12"/>"total_amount": 2000,</text:p>
      <text:p text:style-name="P194"><text:s text:c="12"/>"transaction_id": "ch_1GelAFCUm7aWueh91SKijgJx",</text:p>
      <text:p text:style-name="P194"><text:s text:c="12"/>"payment_source": "Stripe Payment",</text:p>
      <text:p text:style-name="P194"><text:s text:c="12"/>"status": "succeeded",</text:p>
      <text:p text:style-name="P194"><text:s text:c="12"/>"createdAt": "2020-05-03T16:59:39.000Z",</text:p>
      <text:p text:style-name="P194"><text:s text:c="12"/>"updatedAt": "2020-05-03T16:59:39.000Z",</text:p>
      <text:p text:style-name="P194"><text:s text:c="12"/>"deletedAt": null,</text:p>
      <text:p text:style-name="P194"><text:s text:c="12"/>"event_order_items": [</text:p>
      <text:p text:style-name="P194"><text:s text:c="16"/>{</text:p>
      <text:p text:style-name="P194"><text:s text:c="20"/>"id": 2,</text:p>
      <text:p text:style-name="P194"><text:s text:c="20"/>"event_order_id": 1,</text:p>
      <text:p text:style-name="P194"><text:s text:c="20"/>"event_ticket_id": 2,</text:p>
      <text:p text:style-name="P194"><text:s text:c="20"/>"no_of_tickets": 2,</text:p>
      <text:p text:style-name="P194"><text:s text:c="20"/>"amount": 900,</text:p>
      <text:p text:style-name="P194"><text:s text:c="20"/>"total_amount": 1800,</text:p>
      <text:p text:style-name="P194"><text:s text:c="20"/>"createdAt": "2020-05-03T16:59:39.000Z",</text:p>
      <text:p text:style-name="P194"><text:s text:c="20"/>"updatedAt": "2020-05-03T16:59:39.000Z",</text:p>
      <text:p text:style-name="P194"><text:s text:c="20"/>"deletedAt": null</text:p>
      <text:p text:style-name="P194"><text:s text:c="16"/>},</text:p>
      <text:p text:style-name="P194"><text:s text:c="16"/>{</text:p>
      <text:p text:style-name="P194"><text:s text:c="20"/>"id": 1,</text:p>
      <text:p text:style-name="P194"><text:s text:c="20"/>"event_order_id": 1,</text:p>
      <text:p text:style-name="P194"><text:s text:c="20"/>"event_ticket_id": 1,</text:p>
      <text:p text:style-name="P194"><text:s text:c="20"/>"no_of_tickets": 2,</text:p>
      <text:p text:style-name="P194"><text:s text:c="20"/>"amount": 100,</text:p>
      <text:p text:style-name="P194"><text:s text:c="20"/>"total_amount": 200,</text:p>
      <text:p text:style-name="P194"><text:s text:c="20"/>"createdAt": "2020-05-03T16:59:39.000Z",</text:p>
      <text:p text:style-name="P194"><text:s text:c="20"/>"updatedAt": "2020-05-03T16:59:39.000Z",</text:p>
      <text:p text:style-name="P194"><text:s text:c="20"/>"deletedAt": null</text:p>
      <text:p text:style-name="P194"><text:s text:c="16"/>}</text:p>
      <text:p text:style-name="P194"><text:soft-page-break/><text:s text:c="12"/>],</text:p>
      <text:p text:style-name="P194"><text:s text:c="12"/>"user": {</text:p>
      <text:p text:style-name="P194"><text:s text:c="16"/>"id": 1,</text:p>
      <text:p text:style-name="P194"><text:s text:c="16"/>"first_name": "admin",</text:p>
      <text:p text:style-name="P194"><text:s text:c="16"/>"last_name": "a",</text:p>
      <text:p text:style-name="P194"><text:s text:c="16"/>"user_name": "admin",</text:p>
      <text:p text:style-name="P194"><text:s text:c="16"/>"password": "$2b$04$a5xX4zSNe7/nB7WDuyQHS.HiWJ/tD5Q7JrhZuJaVn/71wWgE73BKm",</text:p>
      <text:p text:style-name="P194"><text:s text:c="16"/>"gender": 1,</text:p>
      <text:p text:style-name="P194"><text:s text:c="16"/>"dob": "1994-12-22",</text:p>
      <text:p text:style-name="P194"><text:s text:c="16"/>"email": "admin@event.com",</text:p>
      <text:p text:style-name="P194"><text:s text:c="16"/>"area_code": "+91",</text:p>
      <text:p text:style-name="P194"><text:s text:c="16"/>"mobile_no": "9791447542",</text:p>
      <text:p text:style-name="P194"><text:s text:c="16"/>"address_1": "address 1",</text:p>
      <text:p text:style-name="P194"><text:s text:c="16"/>"address_2": "address 2",</text:p>
      <text:p text:style-name="P194"><text:s text:c="16"/>"role_id": 1,</text:p>
      <text:p text:style-name="P194"><text:s text:c="16"/>"city": "chennai",</text:p>
      <text:p text:style-name="P194"><text:s text:c="16"/>"state": "TN",</text:p>
      <text:p text:style-name="P194"><text:s text:c="16"/>"pincode": 600004,</text:p>
      <text:p text:style-name="P194"><text:s text:c="16"/>"country": "India",</text:p>
      <text:p text:style-name="P194"><text:s text:c="16"/>"createdAt": "2020-04-29T11:13:30.000Z",</text:p>
      <text:p text:style-name="P194"><text:s text:c="16"/>"updatedAt": "2020-05-03T16:54:32.000Z",</text:p>
      <text:p text:style-name="P194"><text:s text:c="16"/>"deletedAt": null,</text:p>
      <text:p text:style-name="P194"><text:s text:c="16"/>"is_active": true,</text:p>
      <text:p text:style-name="P194"><text:s text:c="16"/>"is_admin": false,</text:p>
      <text:p text:style-name="P194"><text:s text:c="16"/>"is_login": true,</text:p>
      <text:p text:style-name="P194"><text:s text:c="16"/>"last_login": "2020-05-03T16:54:32.000Z",</text:p>
      <text:p text:style-name="P194"><text:s text:c="16"/>"token_expiry_hours": "6",</text:p>
      <text:p text:style-name="P194"><text:s text:c="16"/>"forgot_pass_token": null,</text:p>
      <text:p text:style-name="P194"><text:s text:c="16"/>"forgot_pass_date": null,</text:p>
      <text:p text:style-name="P194"><text:s text:c="16"/>"forgot_pass_exp_timestamp": null,</text:p>
      <text:p text:style-name="P194"><text:s text:c="16"/>"user_type": null</text:p>
      <text:p text:style-name="P194"><text:s text:c="12"/>}</text:p>
      <text:p text:style-name="P194"><text:s text:c="8"/>}</text:p>
      <text:p text:style-name="P194"><text:s text:c="4"/>],</text:p>
      <text:p text:style-name="P194"><text:s text:c="4"/>"count": 2</text:p>
      <text:p text:style-name="P194">}</text:p>
      <text:p text:style-name="P229"/>
      <text:p text:style-name="P223"/>
      <text:p text:style-name="P227">3<text:span text:style-name="T77">1</text:span>) <text:span text:style-name="T75">Admin Order Details</text:span></text:p>
      <text:p text:style-name="P227"/>
      <text:p text:style-name="P211"/>
      <text:p text:style-name="P201"><text:span text:style-name="T11">METHOD : </text:span><text:span text:style-name="T13">GET</text:span></text:p>
      <text:p text:style-name="P236"><text:span text:style-name="T72">URL : </text:span><text:span text:style-name="T78">http://127.0.0.1:8012/api/orders/2</text:span></text:p>
      <text:p text:style-name="P220"/>
      <text:p text:style-name="P220"/>
      <text:p text:style-name="P230">Sample Response:</text:p>
      <text:p text:style-name="P195"/>
      <text:p text:style-name="P194">{</text:p>
      <text:p text:style-name="P194"><text:s text:c="4"/>"success": true,</text:p>
      <text:p text:style-name="P194"><text:s text:c="4"/>"data": {</text:p>
      <text:p text:style-name="P194"><text:s text:c="8"/>"id": 2,</text:p>
      <text:p text:style-name="P194"><text:s text:c="8"/>"user_id": 1,</text:p>
      <text:p text:style-name="P194"><text:s text:c="8"/>"event_user_id": 1,</text:p>
      <text:p text:style-name="P194"><text:s text:c="8"/>"event_id": 1,</text:p>
      <text:p text:style-name="P194"><text:s text:c="8"/>"currency_id": 1,</text:p>
      <text:p text:style-name="P194"><text:s text:c="8"/>"no_of_tickets": 4,</text:p>
      <text:p text:style-name="P194"><text:s text:c="8"/>"total_amount": 2000,</text:p>
      <text:p text:style-name="P194"><text:s text:c="8"/>"transaction_id": "ch_1GelBlCUm7aWueh98Jgc5jZl",</text:p>
      <text:p text:style-name="P194"><text:s text:c="8"/>"payment_source": "Stripe Payment",</text:p>
      <text:p text:style-name="P194"><text:s text:c="8"/>"status": "succeeded",</text:p>
      <text:p text:style-name="P194"><text:soft-page-break/><text:s text:c="8"/>"createdAt": "2020-05-03T17:01:14.000Z",</text:p>
      <text:p text:style-name="P194"><text:s text:c="8"/>"updatedAt": "2020-05-03T17:01:14.000Z",</text:p>
      <text:p text:style-name="P194"><text:s text:c="8"/>"deletedAt": null,</text:p>
      <text:p text:style-name="P194"><text:s text:c="8"/>"event": {</text:p>
      <text:p text:style-name="P194"><text:s text:c="12"/>"id": 1,</text:p>
      <text:p text:style-name="P194"><text:s text:c="12"/>"user_id": 1,</text:p>
      <text:p text:style-name="P194"><text:s text:c="12"/>"name": "Lorem Ipsum is simply dummy",</text:p>
      <text:p text:style-name="P194"><text:s text:c="12"/>"slug": "lorem-ipsum-is-simply-dummy",</text:p>
      <text:p text:style-name="P194"><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4"><text:s text:c="12"/>"start_date": "2020-04-29T00:00:00.000Z",</text:p>
      <text:p text:style-name="P194"><text:s text:c="12"/>"end_date": "2020-04-29T00:00:00.000Z",</text:p>
      <text:p text:style-name="P194"><text:s text:c="12"/>"start_time": null,</text:p>
      <text:p text:style-name="P194"><text:s text:c="12"/>"end_time": null,</text:p>
      <text:p text:style-name="P194"><text:s text:c="12"/>"time_zone": null,</text:p>
      <text:p text:style-name="P194"><text:s text:c="12"/>"type": "online",</text:p>
      <text:p text:style-name="P194"><text:s text:c="12"/>"event_visibility": "public",</text:p>
      <text:p text:style-name="P194"><text:s text:c="12"/>"thumb_nail_img_dir": "assets/events/",</text:p>
      <text:p text:style-name="P194"><text:s text:c="12"/>"thumb_nail_img_name": "1588177677347_https___cdnevbuccom_images_96944440_432371562_1_originaljpeg",</text:p>
      <text:p text:style-name="P194"><text:s text:c="12"/>"img_dir": "assets/events/",</text:p>
      <text:p text:style-name="P194"><text:s text:c="12"/>"img_name": "1588177681109_https___cdnevbuccom_images_98653820_432371562_1_originaljpeg",</text:p>
      <text:p text:style-name="P194"><text:s text:c="12"/>"venue_name": "hello",</text:p>
      <text:p text:style-name="P194"><text:s text:c="12"/>"address_line_1": "Kamla Market,Ajmeri Gate,New Delhi",</text:p>
      <text:p text:style-name="P194"><text:s text:c="12"/>"address_line_2": null,</text:p>
      <text:p text:style-name="P194"><text:s text:c="12"/>"city": null,</text:p>
      <text:p text:style-name="P194"><text:s text:c="12"/>"city_id": 1,</text:p>
      <text:p text:style-name="P194"><text:s text:c="12"/>"state": null,</text:p>
      <text:p text:style-name="P194"><text:s text:c="12"/>"state_id": null,</text:p>
      <text:p text:style-name="P194"><text:s text:c="12"/>"country": null,</text:p>
      <text:p text:style-name="P194"><text:s text:c="12"/>"country_id": null,</text:p>
      <text:p text:style-name="P194"><text:s text:c="12"/>"pincode": null,</text:p>
      <text:p text:style-name="P194"><text:s text:c="12"/>"lat": "28.6400587",</text:p>
      <text:p text:style-name="P194"><text:s text:c="12"/>"long": "77.2231445",</text:p>
      <text:p text:style-name="P194"><text:s text:c="12"/>"tags": "music",</text:p>
      <text:p text:style-name="P194"><text:s text:c="12"/>"category_name": "Sports",</text:p>
      <text:p text:style-name="P194"><text:s text:c="12"/>"category_id": 1,</text:p>
      <text:p text:style-name="P194"><text:s text:c="12"/>"currency_id": 1,</text:p>
      <text:p text:style-name="P194"><text:s text:c="12"/>"status": "published",</text:p>
      <text:p text:style-name="P194"><text:s text:c="12"/>"is_popular": true,</text:p>
      <text:p text:style-name="P194"><text:s text:c="12"/>"createdAt": "2020-04-29T16:30:58.000Z",</text:p>
      <text:p text:style-name="P194"><text:s text:c="12"/>"updatedAt": "2020-04-29T16:30:58.000Z",</text:p>
      <text:p text:style-name="P194"><text:s text:c="12"/>"deletedAt": null</text:p>
      <text:p text:style-name="P194"><text:s text:c="8"/>},</text:p>
      <text:p text:style-name="P194"><text:s text:c="8"/>"event_order_items": [</text:p>
      <text:p text:style-name="P194"><text:s text:c="12"/>{</text:p>
      <text:p text:style-name="P194"><text:s text:c="16"/>"id": 3,</text:p>
      <text:p text:style-name="P194"><text:s text:c="16"/>"event_order_id": 2,</text:p>
      <text:p text:style-name="P194"><text:s text:c="16"/>"event_ticket_id": 2,</text:p>
      <text:p text:style-name="P194"><text:s text:c="16"/>"no_of_tickets": 2,</text:p>
      <text:p text:style-name="P194"><text:s text:c="16"/>"amount": 900,</text:p>
      <text:p text:style-name="P194"><text:s text:c="16"/>"total_amount": 1800,</text:p>
      <text:p text:style-name="P194"><text:s text:c="16"/>"createdAt": "2020-05-03T17:01:14.000Z",</text:p>
      <text:p text:style-name="P194"><text:s text:c="16"/>"updatedAt": "2020-05-03T17:01:14.000Z",</text:p>
      <text:p text:style-name="P194"><text:soft-page-break/><text:s text:c="16"/>"deletedAt": null</text:p>
      <text:p text:style-name="P194"><text:s text:c="12"/>},</text:p>
      <text:p text:style-name="P194"><text:s text:c="12"/>{</text:p>
      <text:p text:style-name="P194"><text:s text:c="16"/>"id": 4,</text:p>
      <text:p text:style-name="P194"><text:s text:c="16"/>"event_order_id": 2,</text:p>
      <text:p text:style-name="P194"><text:s text:c="16"/>"event_ticket_id": 1,</text:p>
      <text:p text:style-name="P194"><text:s text:c="16"/>"no_of_tickets": 2,</text:p>
      <text:p text:style-name="P194"><text:s text:c="16"/>"amount": 100,</text:p>
      <text:p text:style-name="P194"><text:s text:c="16"/>"total_amount": 200,</text:p>
      <text:p text:style-name="P194"><text:s text:c="16"/>"createdAt": "2020-05-03T17:01:14.000Z",</text:p>
      <text:p text:style-name="P194"><text:s text:c="16"/>"updatedAt": "2020-05-03T17:01:14.000Z",</text:p>
      <text:p text:style-name="P194"><text:s text:c="16"/>"deletedAt": null</text:p>
      <text:p text:style-name="P194"><text:s text:c="12"/>}</text:p>
      <text:p text:style-name="P194"><text:s text:c="8"/>]</text:p>
      <text:p text:style-name="P194"><text:s text:c="4"/>}</text:p>
      <text:p text:style-name="P194">}</text:p>
      <text:p text:style-name="P230"/>
      <text:p text:style-name="P230"/>
      <text:p text:style-name="P228">3<text:span text:style-name="T77">1</text:span>) <text:span text:style-name="T79">Event Enquiry Add</text:span></text:p>
      <text:p text:style-name="P228"/>
      <text:p text:style-name="P212"/>
      <text:p text:style-name="P202"><text:span text:style-name="T11">METHOD : </text:span><text:span text:style-name="T13">GET</text:span></text:p>
      <text:p text:style-name="P237"><text:span text:style-name="T72">URL : </text:span><text:span text:style-name="T78">http://127.0.0.1:8012/api/orders/2</text:span></text:p>
      <text:p text:style-name="P221"/>
      <text:p text:style-name="P221"/>
      <text:p text:style-name="P231">Sample <text:span text:style-name="T79">Request</text:span>:</text:p>
      <text:p text:style-name="P196"/>
      <text:p text:style-name="P197">{</text:p>
      <text:p text:style-name="P197"><text:tab/>"event_id":1,</text:p>
      <text:p text:style-name="P197"><text:tab/>"message":"hello",</text:p>
      <text:p text:style-name="P197"><text:tab/>"contact_no":"9791447542",</text:p>
      <text:p text:style-name="P197"><text:tab/>"email":"damovenkatesh@gmail.cmo",</text:p>
      <text:p text:style-name="P197"><text:tab/>"name":"Dhamo"</text:p>
      <text:p text:style-name="P197">}</text:p>
      <text:p text:style-name="P197"/>
      <text:p text:style-name="P221"/>
      <text:p text:style-name="P231">Sample Response:</text:p>
      <text:p text:style-name="P197"/>
      <text:p text:style-name="P197">{</text:p>
      <text:p text:style-name="P197"><text:s text:c="4"/>"success": true,</text:p>
      <text:p text:style-name="P197"><text:s text:c="4"/>"message": "Thanks For your Enquires. We will shortly Contact you."</text:p>
      <text:p text:style-name="P197">}</text:p>
      <text:p text:style-name="P197"/>
      <text:p text:style-name="P232">32) Admin Event Enquiry List</text:p>
      <text:p text:style-name="P212"/>
      <text:p text:style-name="P202"><text:span text:style-name="T11">METHOD : </text:span><text:span text:style-name="T13">GET</text:span></text:p>
      <text:p text:style-name="P237"><text:span text:style-name="T72">URL : </text:span><text:span text:style-name="T24">http://127.0.0.1:8012/api/event_enquiry</text:span></text:p>
      <text:p text:style-name="P232"/>
      <text:p text:style-name="P232">Sample Response:</text:p>
      <text:p text:style-name="P232"/>
      <text:p text:style-name="P197">{</text:p>
      <text:p text:style-name="P197"><text:s text:c="4"/>"success": true,</text:p>
      <text:p text:style-name="P197"><text:s text:c="4"/>"data": [</text:p>
      <text:p text:style-name="P197"><text:s text:c="8"/>{</text:p>
      <text:p text:style-name="P197"><text:s text:c="12"/>"id": 3,</text:p>
      <text:p text:style-name="P197"><text:s text:c="12"/>"event_id": 1,</text:p>
      <text:p text:style-name="P197"><text:s text:c="12"/>"name": "Dhamo",</text:p>
      <text:p text:style-name="P197"><text:s text:c="12"/>"email": "damovenkatesh@gmail.cmo",</text:p>
      <text:p text:style-name="P197"><text:s text:c="12"/>"contact_no": "9791447542",</text:p>
      <text:p text:style-name="P197"><text:s text:c="12"/>"message": "hello",</text:p>
      <text:p text:style-name="P197"><text:soft-page-break/><text:s text:c="12"/>"createdAt": "2020-05-03T17:13:02.000Z",</text:p>
      <text:p text:style-name="P197"><text:s text:c="12"/>"updatedAt": "2020-05-03T17:13:02.000Z",</text:p>
      <text:p text:style-name="P197"><text:s text:c="12"/>"deletedAt": null,</text:p>
      <text:p text:style-name="P197"><text:s text:c="12"/>"event": {</text:p>
      <text:p text:style-name="P197"><text:s text:c="16"/>"id": 1,</text:p>
      <text:p text:style-name="P197"><text:s text:c="16"/>"user_id": 1,</text:p>
      <text:p text:style-name="P197"><text:s text:c="16"/>"name": "Lorem Ipsum is simply dummy",</text:p>
      <text:p text:style-name="P197"><text:s text:c="16"/>"slug": "lorem-ipsum-is-simply-dummy",</text:p>
      <text:p text:style-name="P197"><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7"><text:s text:c="16"/>"start_date": "2020-04-29T00:00:00.000Z",</text:p>
      <text:p text:style-name="P197"><text:s text:c="16"/>"end_date": "2020-04-29T00:00:00.000Z",</text:p>
      <text:p text:style-name="P197"><text:s text:c="16"/>"start_time": null,</text:p>
      <text:p text:style-name="P197"><text:s text:c="16"/>"end_time": null,</text:p>
      <text:p text:style-name="P197"><text:s text:c="16"/>"time_zone": null,</text:p>
      <text:p text:style-name="P197"><text:s text:c="16"/>"type": "online",</text:p>
      <text:p text:style-name="P197"><text:s text:c="16"/>"event_visibility": "public",</text:p>
      <text:p text:style-name="P197"><text:s text:c="16"/>"thumb_nail_img_dir": "assets/events/",</text:p>
      <text:p text:style-name="P197"><text:s text:c="16"/>"thumb_nail_img_name": "1588177677347_https___cdnevbuccom_images_96944440_432371562_1_originaljpeg",</text:p>
      <text:p text:style-name="P197"><text:s text:c="16"/>"img_dir": "assets/events/",</text:p>
      <text:p text:style-name="P197"><text:s text:c="16"/>"img_name": "1588177681109_https___cdnevbuccom_images_98653820_432371562_1_originaljpeg",</text:p>
      <text:p text:style-name="P197"><text:s text:c="16"/>"venue_name": "hello",</text:p>
      <text:p text:style-name="P197"><text:s text:c="16"/>"address_line_1": "Kamla Market,Ajmeri Gate,New Delhi",</text:p>
      <text:p text:style-name="P197"><text:s text:c="16"/>"address_line_2": null,</text:p>
      <text:p text:style-name="P197"><text:s text:c="16"/>"city": null,</text:p>
      <text:p text:style-name="P197"><text:s text:c="16"/>"city_id": 1,</text:p>
      <text:p text:style-name="P197"><text:s text:c="16"/>"state": null,</text:p>
      <text:p text:style-name="P197"><text:s text:c="16"/>"state_id": null,</text:p>
      <text:p text:style-name="P197"><text:s text:c="16"/>"country": null,</text:p>
      <text:p text:style-name="P197"><text:s text:c="16"/>"country_id": null,</text:p>
      <text:p text:style-name="P197"><text:s text:c="16"/>"pincode": null,</text:p>
      <text:p text:style-name="P197"><text:s text:c="16"/>"lat": "28.6400587",</text:p>
      <text:p text:style-name="P197"><text:s text:c="16"/>"long": "77.2231445",</text:p>
      <text:p text:style-name="P197"><text:s text:c="16"/>"tags": "music",</text:p>
      <text:p text:style-name="P197"><text:s text:c="16"/>"category_name": "Sports",</text:p>
      <text:p text:style-name="P197"><text:s text:c="16"/>"category_id": 1,</text:p>
      <text:p text:style-name="P197"><text:s text:c="16"/>"currency_id": 1,</text:p>
      <text:p text:style-name="P197"><text:s text:c="16"/>"status": "published",</text:p>
      <text:p text:style-name="P197"><text:s text:c="16"/>"is_popular": true,</text:p>
      <text:p text:style-name="P197"><text:s text:c="16"/>"createdAt": "2020-04-29T16:30:58.000Z",</text:p>
      <text:p text:style-name="P197"><text:s text:c="16"/>"updatedAt": "2020-04-29T16:30:58.000Z",</text:p>
      <text:p text:style-name="P197"><text:s text:c="16"/>"deletedAt": null</text:p>
      <text:p text:style-name="P197"><text:s text:c="12"/>}</text:p>
      <text:p text:style-name="P197"><text:s text:c="8"/>},</text:p>
      <text:p text:style-name="P197"><text:s text:c="8"/>{</text:p>
      <text:p text:style-name="P197"><text:s text:c="12"/>"id": 2,</text:p>
      <text:p text:style-name="P197"><text:s text:c="12"/>"event_id": 1,</text:p>
      <text:p text:style-name="P197"><text:s text:c="12"/>"name": "Dhamo",</text:p>
      <text:p text:style-name="P197"><text:s text:c="12"/>"email": "damovenkatesh@gmail.cmo",</text:p>
      <text:p text:style-name="P197"><text:s text:c="12"/>"contact_no": "9791447542",</text:p>
      <text:p text:style-name="P197"><text:s text:c="12"/>"message": "hello",</text:p>
      <text:p text:style-name="P197"><text:s text:c="12"/>"createdAt": "2020-05-03T17:12:35.000Z",</text:p>
      <text:p text:style-name="P197"><text:s text:c="12"/>"updatedAt": "2020-05-03T17:12:35.000Z",</text:p>
      <text:p text:style-name="P197"><text:soft-page-break/><text:s text:c="12"/>"deletedAt": null,</text:p>
      <text:p text:style-name="P197"><text:s text:c="12"/>"event": {</text:p>
      <text:p text:style-name="P197"><text:s text:c="16"/>"id": 1,</text:p>
      <text:p text:style-name="P197"><text:s text:c="16"/>"user_id": 1,</text:p>
      <text:p text:style-name="P197"><text:s text:c="16"/>"name": "Lorem Ipsum is simply dummy",</text:p>
      <text:p text:style-name="P197"><text:s text:c="16"/>"slug": "lorem-ipsum-is-simply-dummy",</text:p>
      <text:p text:style-name="P197"><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7"><text:s text:c="16"/>"start_date": "2020-04-29T00:00:00.000Z",</text:p>
      <text:p text:style-name="P197"><text:s text:c="16"/>"end_date": "2020-04-29T00:00:00.000Z",</text:p>
      <text:p text:style-name="P197"><text:s text:c="16"/>"start_time": null,</text:p>
      <text:p text:style-name="P197"><text:s text:c="16"/>"end_time": null,</text:p>
      <text:p text:style-name="P197"><text:s text:c="16"/>"time_zone": null,</text:p>
      <text:p text:style-name="P197"><text:s text:c="16"/>"type": "online",</text:p>
      <text:p text:style-name="P197"><text:s text:c="16"/>"event_visibility": "public",</text:p>
      <text:p text:style-name="P197"><text:s text:c="16"/>"thumb_nail_img_dir": "assets/events/",</text:p>
      <text:p text:style-name="P197"><text:s text:c="16"/>"thumb_nail_img_name": "1588177677347_https___cdnevbuccom_images_96944440_432371562_1_originaljpeg",</text:p>
      <text:p text:style-name="P197"><text:s text:c="16"/>"img_dir": "assets/events/",</text:p>
      <text:p text:style-name="P197"><text:s text:c="16"/>"img_name": "1588177681109_https___cdnevbuccom_images_98653820_432371562_1_originaljpeg",</text:p>
      <text:p text:style-name="P197"><text:s text:c="16"/>"venue_name": "hello",</text:p>
      <text:p text:style-name="P197"><text:s text:c="16"/>"address_line_1": "Kamla Market,Ajmeri Gate,New Delhi",</text:p>
      <text:p text:style-name="P197"><text:s text:c="16"/>"address_line_2": null,</text:p>
      <text:p text:style-name="P197"><text:s text:c="16"/>"city": null,</text:p>
      <text:p text:style-name="P197"><text:s text:c="16"/>"city_id": 1,</text:p>
      <text:p text:style-name="P197"><text:s text:c="16"/>"state": null,</text:p>
      <text:p text:style-name="P197"><text:s text:c="16"/>"state_id": null,</text:p>
      <text:p text:style-name="P197"><text:s text:c="16"/>"country": null,</text:p>
      <text:p text:style-name="P197"><text:s text:c="16"/>"country_id": null,</text:p>
      <text:p text:style-name="P197"><text:s text:c="16"/>"pincode": null,</text:p>
      <text:p text:style-name="P197"><text:s text:c="16"/>"lat": "28.6400587",</text:p>
      <text:p text:style-name="P197"><text:s text:c="16"/>"long": "77.2231445",</text:p>
      <text:p text:style-name="P197"><text:s text:c="16"/>"tags": "music",</text:p>
      <text:p text:style-name="P197"><text:s text:c="16"/>"category_name": "Sports",</text:p>
      <text:p text:style-name="P197"><text:s text:c="16"/>"category_id": 1,</text:p>
      <text:p text:style-name="P197"><text:s text:c="16"/>"currency_id": 1,</text:p>
      <text:p text:style-name="P197"><text:s text:c="16"/>"status": "published",</text:p>
      <text:p text:style-name="P197"><text:s text:c="16"/>"is_popular": true,</text:p>
      <text:p text:style-name="P197"><text:s text:c="16"/>"createdAt": "2020-04-29T16:30:58.000Z",</text:p>
      <text:p text:style-name="P197"><text:s text:c="16"/>"updatedAt": "2020-04-29T16:30:58.000Z",</text:p>
      <text:p text:style-name="P197"><text:s text:c="16"/>"deletedAt": null</text:p>
      <text:p text:style-name="P197"><text:s text:c="12"/>}</text:p>
      <text:p text:style-name="P197"><text:s text:c="8"/>},</text:p>
      <text:p text:style-name="P197"><text:s text:c="8"/>{</text:p>
      <text:p text:style-name="P197"><text:s text:c="12"/>"id": 1,</text:p>
      <text:p text:style-name="P197"><text:s text:c="12"/>"event_id": 1,</text:p>
      <text:p text:style-name="P197"><text:s text:c="12"/>"name": "Dhamo",</text:p>
      <text:p text:style-name="P197"><text:s text:c="12"/>"email": "damovenkatesh@gmail.cmo",</text:p>
      <text:p text:style-name="P197"><text:s text:c="12"/>"contact_no": "9791447542",</text:p>
      <text:p text:style-name="P197"><text:s text:c="12"/>"message": "hello",</text:p>
      <text:p text:style-name="P197"><text:s text:c="12"/>"createdAt": "2020-05-03T17:11:08.000Z",</text:p>
      <text:p text:style-name="P197"><text:s text:c="12"/>"updatedAt": "2020-05-03T17:11:08.000Z",</text:p>
      <text:p text:style-name="P197"><text:s text:c="12"/>"deletedAt": null,</text:p>
      <text:p text:style-name="P197"><text:s text:c="12"/>"event": {</text:p>
      <text:p text:style-name="P197"><text:soft-page-break/><text:s text:c="16"/>"id": 1,</text:p>
      <text:p text:style-name="P197"><text:s text:c="16"/>"user_id": 1,</text:p>
      <text:p text:style-name="P197"><text:s text:c="16"/>"name": "Lorem Ipsum is simply dummy",</text:p>
      <text:p text:style-name="P197"><text:s text:c="16"/>"slug": "lorem-ipsum-is-simply-dummy",</text:p>
      <text:p text:style-name="P197"><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7"><text:s text:c="16"/>"start_date": "2020-04-29T00:00:00.000Z",</text:p>
      <text:p text:style-name="P197"><text:s text:c="16"/>"end_date": "2020-04-29T00:00:00.000Z",</text:p>
      <text:p text:style-name="P197"><text:s text:c="16"/>"start_time": null,</text:p>
      <text:p text:style-name="P197"><text:s text:c="16"/>"end_time": null,</text:p>
      <text:p text:style-name="P197"><text:s text:c="16"/>"time_zone": null,</text:p>
      <text:p text:style-name="P197"><text:s text:c="16"/>"type": "online",</text:p>
      <text:p text:style-name="P197"><text:s text:c="16"/>"event_visibility": "public",</text:p>
      <text:p text:style-name="P197"><text:s text:c="16"/>"thumb_nail_img_dir": "assets/events/",</text:p>
      <text:p text:style-name="P197"><text:s text:c="16"/>"thumb_nail_img_name": "1588177677347_https___cdnevbuccom_images_96944440_432371562_1_originaljpeg",</text:p>
      <text:p text:style-name="P197"><text:s text:c="16"/>"img_dir": "assets/events/",</text:p>
      <text:p text:style-name="P197"><text:s text:c="16"/>"img_name": "1588177681109_https___cdnevbuccom_images_98653820_432371562_1_originaljpeg",</text:p>
      <text:p text:style-name="P197"><text:s text:c="16"/>"venue_name": "hello",</text:p>
      <text:p text:style-name="P197"><text:s text:c="16"/>"address_line_1": "Kamla Market,Ajmeri Gate,New Delhi",</text:p>
      <text:p text:style-name="P197"><text:s text:c="16"/>"address_line_2": null,</text:p>
      <text:p text:style-name="P197"><text:s text:c="16"/>"city": null,</text:p>
      <text:p text:style-name="P197"><text:s text:c="16"/>"city_id": 1,</text:p>
      <text:p text:style-name="P197"><text:s text:c="16"/>"state": null,</text:p>
      <text:p text:style-name="P197"><text:s text:c="16"/>"state_id": null,</text:p>
      <text:p text:style-name="P197"><text:s text:c="16"/>"country": null,</text:p>
      <text:p text:style-name="P197"><text:s text:c="16"/>"country_id": null,</text:p>
      <text:p text:style-name="P197"><text:s text:c="16"/>"pincode": null,</text:p>
      <text:p text:style-name="P197"><text:s text:c="16"/>"lat": "28.6400587",</text:p>
      <text:p text:style-name="P197"><text:s text:c="16"/>"long": "77.2231445",</text:p>
      <text:p text:style-name="P197"><text:s text:c="16"/>"tags": "music",</text:p>
      <text:p text:style-name="P197"><text:s text:c="16"/>"category_name": "Sports",</text:p>
      <text:p text:style-name="P197"><text:s text:c="16"/>"category_id": 1,</text:p>
      <text:p text:style-name="P197"><text:s text:c="16"/>"currency_id": 1,</text:p>
      <text:p text:style-name="P197"><text:s text:c="16"/>"status": "published",</text:p>
      <text:p text:style-name="P197"><text:s text:c="16"/>"is_popular": true,</text:p>
      <text:p text:style-name="P197"><text:s text:c="16"/>"createdAt": "2020-04-29T16:30:58.000Z",</text:p>
      <text:p text:style-name="P197"><text:s text:c="16"/>"updatedAt": "2020-04-29T16:30:58.000Z",</text:p>
      <text:p text:style-name="P197"><text:s text:c="16"/>"deletedAt": null</text:p>
      <text:p text:style-name="P197"><text:s text:c="12"/>}</text:p>
      <text:p text:style-name="P197"><text:s text:c="8"/>}</text:p>
      <text:p text:style-name="P197"><text:s text:c="4"/>],</text:p>
      <text:p text:style-name="P197"><text:s text:c="4"/>"count": 3</text:p>
      <text:p text:style-name="P197">}</text:p>
      <text:p text:style-name="P232"/>
      <text:p text:style-name="P232"/>
      <text:p text:style-name="P198"/>
      <text:p text:style-name="P233">32) Admin Event Enquiry <text:span text:style-name="T81">view</text:span></text:p>
      <text:p text:style-name="P213"/>
      <text:p text:style-name="P203"><text:span text:style-name="T11">METHOD : </text:span><text:span text:style-name="T13">GET</text:span></text:p>
      <text:p text:style-name="P238"><text:span text:style-name="T72">URL : </text:span><text:span text:style-name="T26">http://127.0.0.1:8012/api/event_enquiry/3</text:span></text:p>
      <text:p text:style-name="P233"/>
      <text:p text:style-name="P233">Sample Response:</text:p>
      <text:p text:style-name="P233"/>
      <text:p text:style-name="P199"><text:soft-page-break/>{</text:p>
      <text:p text:style-name="P199"><text:s text:c="4"/>"success": true,</text:p>
      <text:p text:style-name="P199"><text:s text:c="4"/>"data": {</text:p>
      <text:p text:style-name="P199"><text:s text:c="8"/>"id": 3,</text:p>
      <text:p text:style-name="P199"><text:s text:c="8"/>"event_id": 1,</text:p>
      <text:p text:style-name="P199"><text:s text:c="8"/>"name": "Dhamo",</text:p>
      <text:p text:style-name="P199"><text:s text:c="8"/>"email": "damovenkatesh@gmail.cmo",</text:p>
      <text:p text:style-name="P199"><text:s text:c="8"/>"contact_no": "9791447542",</text:p>
      <text:p text:style-name="P199"><text:s text:c="8"/>"message": "hello",</text:p>
      <text:p text:style-name="P199"><text:s text:c="8"/>"createdAt": "2020-05-03T17:13:02.000Z",</text:p>
      <text:p text:style-name="P199"><text:s text:c="8"/>"updatedAt": "2020-05-03T17:13:02.000Z",</text:p>
      <text:p text:style-name="P199"><text:s text:c="8"/>"deletedAt": null</text:p>
      <text:p text:style-name="P199"><text:s text:c="4"/>}</text:p>
      <text:p text:style-name="P199">}</text:p>
      <text:p text:style-name="P199"/>
      <text:p text:style-name="P234">33) Event Enquiry Delete</text:p>
      <text:p text:style-name="P234"/>
      <text:p text:style-name="P235">METHOD : DELETE</text:p>
      <text:p text:style-name="P235"/>
      <text:p text:style-name="P239"><text:span text:style-name="T73">URL : </text:span><text:a xlink:type="simple" xlink:href="http://127.0.0.1:8012/api/event_enquiry/3" text:style-name="Internet_20_link" text:visited-style-name="Visited_20_Internet_20_Link"><text:span text:style-name="T24">http://127.0.0.1:8012/api/event_enquiry/3</text:span></text:a></text:p>
      <text:p text:style-name="P239"><text:span text:style-name="T24"/></text:p>
      <text:p text:style-name="P239"><text:span text:style-name="T24"/></text:p>
      <text:p text:style-name="P240"><text:span text:style-name="T24">{</text:span></text:p>
      <text:p text:style-name="P240"><text:span text:style-name="T24"><text:s text:c="4"/>"success": true,</text:span></text:p>
      <text:p text:style-name="P240"><text:span text:style-name="T24"><text:s text:c="4"/>"message": "Deleted successfully."</text:span></text:p>
      <text:p text:style-name="P240"><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03T22:56:28.767229981</dc:date>
    <meta:editing-duration>PT11H42M30S</meta:editing-duration>
    <meta:editing-cycles>73</meta:editing-cycles>
    <meta:generator>LibreOffice/5.1.6.2$Linux_X86_64 LibreOffice_project/10m0$Build-2</meta:generator>
    <meta:document-statistic meta:table-count="0" meta:image-count="0" meta:object-count="0" meta:page-count="29" meta:paragraph-count="1372" meta:word-count="3318" meta:character-count="43691" meta:non-whitespace-character-count="30779"/>
  </office:meta>
</office:document-meta>
</file>